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Trebuchet MS" svg:font-family="'Trebuchet MS', sans-serif"/>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line-height-at-least="0.2083in" fo:text-align="justify" style:justify-single-word="false" fo:orphans="2" fo:widows="2"/>
      <style:text-properties fo:font-variant="normal" fo:text-transform="none" fo:color="#000000" style:font-name="sans-serif" fo:font-size="12pt" fo:letter-spacing="normal" fo:font-style="normal" fo:font-weight="normal"/>
    </style:style>
    <style:style style:name="P2" style:family="paragraph" style:parent-style-name="Text_20_body">
      <style:paragraph-properties style:line-height-at-least="0.2083in" fo:text-align="justify" style:justify-single-word="false" fo:orphans="2" fo:widows="2"/>
    </style:style>
    <style:style style:name="P3" style:family="paragraph" style:parent-style-name="Text_20_body">
      <style:paragraph-properties fo:margin-left="0in" fo:margin-right="0in" style:line-height-at-least="0.2083in" fo:text-align="justify" style:justify-single-word="false" fo:orphans="2" fo:widows="2" fo:text-indent="0in" style:auto-text-indent="false"/>
      <style:text-properties fo:font-variant="normal" fo:text-transform="none" fo:color="#000000" style:font-name="sans-serif" fo:font-size="12pt" fo:letter-spacing="normal" fo:font-style="italic" fo:font-weight="normal"/>
    </style:style>
    <style:style style:name="P4" style:family="paragraph" style:parent-style-name="Text_20_body">
      <style:paragraph-properties fo:margin-left="0in" fo:margin-right="0in" style:line-height-at-least="0.2083in" fo:text-align="justify" style:justify-single-word="false" fo:orphans="2" fo:widows="2" fo:text-indent="0in" style:auto-text-indent="false"/>
      <style:text-properties fo:font-variant="normal" fo:text-transform="none" fo:color="#000000" style:font-name="sans-serif" fo:font-size="12pt" fo:letter-spacing="normal" fo:font-style="normal" fo:font-weight="normal"/>
    </style:style>
    <style:style style:name="P5" style:family="paragraph" style:parent-style-name="Text_20_body">
      <style:paragraph-properties fo:margin-left="0in" fo:margin-right="0in" style:line-height-at-least="0.2083in" fo:text-align="justify" style:justify-single-word="false" fo:orphans="2" fo:widows="2" fo:text-indent="0in" style:auto-text-indent="false"/>
    </style:style>
    <style:style style:name="P6" style:family="paragraph" style:parent-style-name="Heading_20_1">
      <loext:graphic-properties draw:fill="solid" draw:fill-color="#f2f2f2" draw:opacity="100%"/>
      <style:paragraph-properties fo:margin-left="0in" fo:margin-right="0in" fo:margin-top="0in" fo:margin-bottom="0.1043in" loext:contextual-spacing="false" fo:orphans="2" fo:widows="2" fo:text-indent="0in" style:auto-text-indent="false" fo:background-color="#f2f2f2" fo:padding-left="0in" fo:padding-right="0in" fo:padding-top="0in" fo:padding-bottom="0.0311in" fo:border-left="none" fo:border-right="none" fo:border-top="none" fo:border-bottom="0.06pt solid #cccccc"/>
    </style:style>
    <style:style style:name="P7" style:family="paragraph" style:parent-style-name="Heading_20_2">
      <loext:graphic-properties draw:fill="solid" draw:fill-color="#f2f2f2" draw:opacity="100%"/>
      <style:paragraph-properties fo:margin-left="0in" fo:margin-right="0in" fo:margin-top="0.2083in" fo:margin-bottom="0.1043in" loext:contextual-spacing="false" fo:orphans="2" fo:widows="2" fo:text-indent="0in" style:auto-text-indent="false" fo:background-color="#f2f2f2" fo:padding-left="0in" fo:padding-right="0in" fo:padding-top="0in" fo:padding-bottom="0.0311in" fo:border-left="none" fo:border-right="none" fo:border-top="none" fo:border-bottom="0.06pt solid #cccccc"/>
      <style:text-properties fo:font-variant="normal" fo:text-transform="none" fo:color="#20435c" style:font-name="Trebuchet MS" fo:font-size="18.75pt" fo:letter-spacing="normal" fo:font-style="normal" fo:font-weight="normal"/>
    </style:style>
    <style:style style:name="P8" style:family="paragraph" style:parent-style-name="Text_20_body">
      <style:paragraph-properties fo:margin-left="0in" fo:margin-right="0.1043in" fo:margin-top="0in" fo:margin-bottom="0.052in" loext:contextual-spacing="false" style:line-height-at-least="0.2083in" fo:text-align="justify" style:justify-single-word="false" fo:orphans="2" fo:widows="2" fo:text-indent="0in" style:auto-text-indent="false"/>
      <style:text-properties fo:font-variant="normal" fo:text-transform="none" fo:color="#000000" style:font-name="sans-serif" fo:font-size="12pt" fo:letter-spacing="normal" fo:font-style="normal" fo:font-weight="bold" fo:background-color="#eeeeee" loext:padding="0.0728in" loext:border="0.06pt solid #cccccc"/>
    </style:style>
    <style:style style:name="P9" style:family="paragraph" style:parent-style-name="Text_20_body">
      <style:paragraph-properties fo:margin-left="0in" fo:margin-right="0.1043in" fo:margin-top="0in" fo:margin-bottom="0.052in" loext:contextual-spacing="false" style:line-height-at-least="0.2083in" fo:text-align="justify" style:justify-single-word="false" fo:orphans="2" fo:widows="2" fo:text-indent="0in" style:auto-text-indent="false"/>
      <style:text-properties fo:font-variant="normal" fo:text-transform="none" fo:color="#000000" style:font-name="sans-serif" fo:font-size="12pt" fo:letter-spacing="normal" fo:font-style="normal" fo:font-weight="bold" fo:background-color="#ffffcc" loext:padding="0.0728in" loext:border="0.06pt solid #ffff66"/>
    </style:style>
    <style:style style:name="P10" style:family="paragraph" style:parent-style-name="Text_20_body">
      <style:paragraph-properties fo:margin-top="0.1043in" fo:margin-bottom="0.1043in" loext:contextual-spacing="false" fo:orphans="2" fo:widows="2"/>
      <style:text-properties fo:font-variant="normal" fo:text-transform="none" fo:color="#000000" fo:letter-spacing="normal" fo:background-color="#eeeeee" loext:padding="0.0728in" loext:border="0.06pt solid #cccccc"/>
    </style:style>
    <style:style style:name="P11" style:family="paragraph" style:parent-style-name="Text_20_body">
      <style:paragraph-properties fo:margin-top="0in" fo:margin-bottom="0.052in" loext:contextual-spacing="false" style:line-height-at-least="0.2083in" fo:text-align="justify" style:justify-single-word="false" fo:orphans="2" fo:widows="2"/>
    </style:style>
    <style:style style:name="P12" style:family="paragraph" style:parent-style-name="Text_20_body">
      <style:paragraph-properties fo:margin-left="0.7063in" fo:margin-right="0in" style:line-height-at-least="0.2083in" fo:text-align="justify" style:justify-single-word="false" fo:orphans="2" fo:widows="2" fo:text-indent="0in" style:auto-text-indent="false"/>
    </style:style>
    <style:style style:name="P13" style:family="paragraph" style:parent-style-name="Text_20_body">
      <style:paragraph-properties fo:margin-left="0.7063in" fo:margin-right="0in" style:line-height-at-least="0.2083in" fo:text-align="justify" style:justify-single-word="false" fo:orphans="2" fo:widows="2" fo:text-indent="0in" style:auto-text-indent="false"/>
      <style:text-properties fo:font-variant="normal" fo:text-transform="none" fo:color="#000000" style:font-name="sans-serif" fo:font-size="12pt" fo:letter-spacing="normal" fo:font-style="normal" fo:font-weight="normal"/>
    </style:style>
    <style:style style:name="P14" style:family="paragraph" style:parent-style-name="List_20_Heading">
      <style:paragraph-properties fo:margin-left="0.7063in" fo:margin-right="0in" fo:margin-top="0in" fo:margin-bottom="0.1563in" loext:contextual-spacing="false" style:line-height-at-least="0.2083in" fo:text-align="justify" style:justify-single-word="false" fo:orphans="2" fo:widows="2" fo:text-indent="0in" style:auto-text-indent="false"/>
    </style:style>
    <style:style style:name="P15" style:family="paragraph" style:parent-style-name="List_20_Heading">
      <style:paragraph-properties fo:margin-left="0.7063in" fo:margin-right="0in" fo:margin-top="0in" fo:margin-bottom="0.1563in" loext:contextual-spacing="false" fo:orphans="2" fo:widows="2" fo:text-indent="0in" style:auto-text-indent="false"/>
    </style:style>
    <style:style style:name="P16" style:family="paragraph" style:parent-style-name="List_20_Contents">
      <style:paragraph-properties fo:margin-left="0.7063in" fo:margin-right="0in" fo:margin-top="0in" fo:margin-bottom="0.1563in" loext:contextual-spacing="false" style:line-height-at-least="0.2083in" fo:text-align="justify" style:justify-single-word="false" fo:orphans="2" fo:widows="2" fo:text-indent="0in" style:auto-text-indent="false"/>
    </style:style>
    <style:style style:name="P17" style:family="paragraph" style:parent-style-name="List_20_Contents">
      <style:paragraph-properties fo:margin-left="0.7063in" fo:margin-right="0in" fo:margin-top="0in" fo:margin-bottom="0.1563in" loext:contextual-spacing="false" style:line-height-at-least="0.2083in" fo:text-align="justify" style:justify-single-word="false" fo:orphans="2" fo:widows="2" fo:text-indent="0in" style:auto-text-indent="false"/>
      <style:text-properties fo:font-variant="normal" fo:text-transform="none" fo:color="#000000" style:font-name="sans-serif" fo:font-size="12pt" fo:letter-spacing="normal" fo:font-style="normal" fo:font-weight="normal"/>
    </style:style>
    <style:style style:name="P18" style:family="paragraph" style:parent-style-name="List_20_Contents">
      <style:paragraph-properties fo:margin-left="0.7063in" fo:margin-right="0in" fo:margin-top="0in" fo:margin-bottom="0.1563in" loext:contextual-spacing="false" style:line-height-at-least="0.2083in" fo:text-align="justify" style:justify-single-word="false" fo:orphans="2" fo:widows="2" fo:text-indent="0in" style:auto-text-indent="false"/>
      <style:text-properties fo:font-variant="normal" fo:text-transform="none" fo:color="#000000" style:font-name="sans-serif" fo:font-size="12pt" fo:letter-spacing="normal" fo:font-style="italic" fo:font-weight="normal"/>
    </style:style>
    <style:style style:name="P19" style:family="paragraph" style:parent-style-name="List_20_Contents">
      <style:paragraph-properties fo:margin-left="0.7063in" fo:margin-right="0in" fo:margin-top="0.1043in" fo:margin-bottom="0.1043in" loext:contextual-spacing="false" style:line-height-at-least="0.2083in" fo:text-align="justify" style:justify-single-word="false" fo:orphans="2" fo:widows="2" fo:text-indent="0in" style:auto-text-indent="false"/>
      <style:text-properties fo:font-variant="normal" fo:text-transform="none" fo:color="#000000" fo:letter-spacing="normal" fo:background-color="#eeeeee" loext:padding="0.0728in" loext:border="0.06pt solid #cccccc"/>
    </style:style>
    <style:style style:name="P20" style:family="paragraph" style:parent-style-name="List_20_Contents">
      <style:paragraph-properties fo:margin-left="0.7063in" fo:margin-right="0in" fo:margin-top="0in" fo:margin-bottom="0.052in" loext:contextual-spacing="false" style:line-height-at-least="0.2083in" fo:text-align="justify" style:justify-single-word="false" fo:orphans="2" fo:widows="2" fo:text-indent="0in" style:auto-text-indent="false"/>
      <style:text-properties fo:font-variant="normal" fo:text-transform="none" fo:color="#000000" style:font-name="sans-serif" fo:font-size="12pt" fo:letter-spacing="normal" fo:font-style="normal" fo:font-weight="normal" fo:background-color="#ffffcc" loext:padding="0.0728in" loext:border="0.06pt solid #ffff66"/>
    </style:style>
    <style:style style:name="P21" style:family="paragraph" style:parent-style-name="List_20_Contents">
      <style:paragraph-properties fo:margin-left="0.7063in" fo:margin-right="0in" fo:margin-top="0in" fo:margin-bottom="0.052in" loext:contextual-spacing="false" style:line-height-at-least="0.2083in" fo:text-align="justify" style:justify-single-word="false" fo:orphans="2" fo:widows="2" fo:text-indent="0in" style:auto-text-indent="false"/>
    </style:style>
    <style:style style:name="P22" style:family="paragraph" style:parent-style-name="Preformatted_20_Text">
      <loext:graphic-properties draw:fill="solid" draw:fill-color="#eeffcc" draw:opacity="100%"/>
      <style:paragraph-properties fo:margin-left="0.7063in" fo:margin-right="0in" fo:margin-top="0.0311in" fo:margin-bottom="0.1043in" loext:contextual-spacing="false" style:line-height-at-least="0.1563in" fo:text-align="justify" style:justify-single-word="false" fo:orphans="2" fo:widows="2" fo:text-indent="0in" style:auto-text-indent="false" fo:background-color="#eeffcc" fo:padding-left="0in" fo:padding-right="0in" fo:padding-top="0.052in" fo:padding-bottom="0.052in" fo:border-left="none" fo:border-right="none" fo:border-top="0.06pt solid #aacc99" fo:border-bottom="0.06pt solid #aacc99"/>
      <style:text-properties fo:font-variant="normal" fo:text-transform="none" fo:color="#333333" style:font-name="sans-serif" fo:font-size="12pt" fo:letter-spacing="normal" fo:font-style="normal" fo:font-weight="normal" fo:background-color="#eeffcc"/>
    </style:style>
    <style:style style:name="P23" style:family="paragraph" style:parent-style-name="Preformatted_20_Text">
      <loext:graphic-properties draw:fill="solid" draw:fill-color="#eeffcc" draw:opacity="100%"/>
      <style:paragraph-properties fo:margin-left="0.7063in" fo:margin-right="0in" fo:margin-top="0.0311in" fo:margin-bottom="0.1043in" loext:contextual-spacing="false" style:line-height-at-least="0.1563in" fo:text-align="justify" style:justify-single-word="false" fo:orphans="2" fo:widows="2" fo:text-indent="0in" style:auto-text-indent="false" fo:background-color="#eeffcc" fo:padding-left="0in" fo:padding-right="0in" fo:padding-top="0.052in" fo:padding-bottom="0.052in" fo:border-left="none" fo:border-right="none" fo:border-top="0.06pt solid #aacc99" fo:border-bottom="0.06pt solid #aacc99"/>
      <style:text-properties fo:font-variant="normal" fo:text-transform="none" fo:color="#333333" fo:letter-spacing="normal" fo:background-color="#eeffcc"/>
    </style:style>
    <style:style style:name="P24" style:family="paragraph" style:parent-style-name="Preformatted_20_Text">
      <loext:graphic-properties draw:fill="solid" draw:fill-color="#eeffcc" draw:opacity="100%"/>
      <style:paragraph-properties fo:margin-left="0.7063in" fo:margin-right="0in" fo:margin-top="0.0311in" fo:margin-bottom="0.1043in" loext:contextual-spacing="false" style:line-height-at-least="0.1563in" fo:text-align="justify" style:justify-single-word="false" fo:orphans="2" fo:widows="2" fo:text-indent="0in" style:auto-text-indent="false" fo:background-color="#eeffcc" fo:padding-left="0in" fo:padding-right="0in" fo:padding-top="0.052in" fo:padding-bottom="0.052in" fo:border-left="none" fo:border-right="none" fo:border-top="0.06pt solid #aacc99" fo:border-bottom="0.06pt solid #aacc99"/>
      <style:text-properties fo:font-variant="normal" fo:text-transform="none" fo:color="#c65d09" style:font-name="sans-serif" fo:font-size="12pt" fo:letter-spacing="normal" fo:font-style="normal" fo:font-weight="bold" fo:background-color="#eeffcc"/>
    </style:style>
    <style:style style:name="P25" style:family="paragraph" style:parent-style-name="Preformatted_20_Text">
      <loext:graphic-properties draw:fill="solid" draw:fill-color="#eeffcc" draw:opacity="100%"/>
      <style:paragraph-properties fo:margin-left="0.7063in" fo:margin-right="0in" fo:margin-top="0.0311in" fo:margin-bottom="0.1043in" loext:contextual-spacing="false" style:line-height-at-least="0.1563in" fo:text-align="justify" style:justify-single-word="false" fo:orphans="2" fo:widows="2" fo:text-indent="0in" style:auto-text-indent="false" fo:background-color="#eeffcc" fo:padding-left="0in" fo:padding-right="0in" fo:padding-top="0.052in" fo:padding-bottom="0.052in" fo:border-left="none" fo:border-right="none" fo:border-top="0.06pt solid #aacc99" fo:border-bottom="0.06pt solid #aacc99"/>
    </style:style>
    <style:style style:name="P26" style:family="paragraph" style:parent-style-name="Text_20_body">
      <style:paragraph-properties fo:margin-left="0.7063in" fo:margin-right="0.1043in" fo:margin-top="0in" fo:margin-bottom="0.052in" loext:contextual-spacing="false" style:line-height-at-least="0.2083in" fo:text-align="justify" style:justify-single-word="false" fo:orphans="2" fo:widows="2" fo:text-indent="0in" style:auto-text-indent="false"/>
      <style:text-properties fo:font-variant="normal" fo:text-transform="none" fo:color="#000000" style:font-name="sans-serif" fo:font-size="12pt" fo:letter-spacing="normal" fo:font-style="normal" fo:font-weight="bold" fo:background-color="#eeeeee" loext:padding="0.0728in" loext:border="0.06pt solid #cccccc"/>
    </style:style>
    <style:style style:name="P27" style:family="paragraph" style:parent-style-name="List_20_Heading">
      <style:paragraph-properties fo:margin-top="0in" fo:margin-bottom="0in" loext:contextual-spacing="false" fo:orphans="2" fo:widows="2"/>
    </style:style>
    <style:style style:name="P28" style:family="paragraph" style:parent-style-name="List_20_Heading">
      <style:paragraph-properties fo:margin-top="0in" fo:margin-bottom="0.1563in" loext:contextual-spacing="false" fo:orphans="2" fo:widows="2"/>
    </style:style>
    <style:style style:name="P29" style:family="paragraph" style:parent-style-name="List_20_Contents">
      <style:paragraph-properties fo:margin-left="1.4126in" fo:margin-right="0in" fo:margin-top="0in" fo:margin-bottom="0.1563in" loext:contextual-spacing="false" style:line-height-at-least="0.2083in" fo:text-align="justify" style:justify-single-word="false" fo:orphans="2" fo:widows="2" fo:text-indent="0in" style:auto-text-indent="false"/>
    </style:style>
    <style:style style:name="P30" style:family="paragraph" style:parent-style-name="Preformatted_20_Text">
      <loext:graphic-properties draw:fill="solid" draw:fill-color="#eeffcc" draw:opacity="100%"/>
      <style:paragraph-properties fo:margin-top="0in" fo:margin-bottom="0.1965in" loext:contextual-spacing="false" style:line-height-at-least="0.1563in" fo:orphans="2" fo:widows="2" fo:background-color="#eeffcc" fo:padding-left="0in" fo:padding-right="0in" fo:padding-top="0.052in" fo:padding-bottom="0.052in" fo:border-left="none" fo:border-right="none" fo:border-top="0.06pt solid #aacc99" fo:border-bottom="0.06pt solid #aacc99"/>
      <style:text-properties fo:font-variant="normal" fo:text-transform="none" fo:color="#333333" fo:letter-spacing="normal" fo:background-color="#eeffcc"/>
    </style:style>
    <style:style style:name="P31" style:family="paragraph" style:parent-style-name="Preformatted_20_Text">
      <loext:graphic-properties draw:fill="solid" draw:fill-color="#eeffcc" draw:opacity="100%"/>
      <style:paragraph-properties style:line-height-at-least="0.1563in" fo:orphans="2" fo:widows="2" fo:background-color="#eeffcc" fo:padding-left="0in" fo:padding-right="0in" fo:padding-top="0.052in" fo:padding-bottom="0.052in" fo:border-left="none" fo:border-right="none" fo:border-top="0.06pt solid #aacc99" fo:border-bottom="0.06pt solid #aacc99"/>
      <style:text-properties fo:font-variant="normal" fo:text-transform="none" fo:color="#333333" style:font-name="sans-serif" fo:font-size="12pt" fo:letter-spacing="normal" fo:font-style="normal" fo:font-weight="normal" fo:background-color="#eeffcc"/>
    </style:style>
    <style:style style:name="P32" style:family="paragraph" style:parent-style-name="Preformatted_20_Text">
      <loext:graphic-properties draw:fill="solid" draw:fill-color="#eeffcc" draw:opacity="100%"/>
      <style:paragraph-properties style:line-height-at-least="0.1563in" fo:orphans="2" fo:widows="2" fo:background-color="#eeffcc" fo:padding-left="0in" fo:padding-right="0in" fo:padding-top="0.052in" fo:padding-bottom="0.052in" fo:border-left="none" fo:border-right="none" fo:border-top="0.06pt solid #aacc99" fo:border-bottom="0.06pt solid #aacc99"/>
      <style:text-properties fo:font-variant="normal" fo:text-transform="none" fo:color="#333333" fo:letter-spacing="normal" fo:background-color="#eeffcc"/>
    </style:style>
    <style:style style:name="P33" style:family="paragraph" style:parent-style-name="Preformatted_20_Text">
      <loext:graphic-properties draw:fill="solid" draw:fill-color="#eeffcc" draw:opacity="100%"/>
      <style:paragraph-properties style:line-height-at-least="0.1563in" fo:orphans="2" fo:widows="2" fo:background-color="#eeffcc" fo:padding-left="0in" fo:padding-right="0in" fo:padding-top="0.052in" fo:padding-bottom="0.052in" fo:border-left="none" fo:border-right="none" fo:border-top="0.06pt solid #aacc99" fo:border-bottom="0.06pt solid #aacc99"/>
      <style:text-properties fo:font-variant="normal" fo:text-transform="none" fo:color="#4070a0" fo:letter-spacing="normal" fo:background-color="#eeffcc"/>
    </style:style>
    <style:style style:name="P34" style:family="paragraph" style:parent-style-name="Preformatted_20_Text">
      <loext:graphic-properties draw:fill="solid" draw:fill-color="#eeffcc" draw:opacity="100%"/>
      <style:paragraph-properties style:line-height-at-least="0.1563in" fo:orphans="2" fo:widows="2" fo:background-color="#eeffcc" fo:padding-left="0in" fo:padding-right="0in" fo:padding-top="0.052in" fo:padding-bottom="0.052in" fo:border-left="none" fo:border-right="none" fo:border-top="0.06pt solid #aacc99" fo:border-bottom="0.06pt solid #aacc99"/>
    </style:style>
    <style:style style:name="P35" style:family="paragraph" style:parent-style-name="Text_20_body">
      <style:paragraph-properties fo:margin-left="0in" fo:margin-right="0in" fo:margin-top="0in" fo:margin-bottom="0in" loext:contextual-spacing="false" fo:text-indent="0in" style:auto-text-indent="false"/>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3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3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9"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style>
    <style:style style:name="T1" style:family="text">
      <style:text-properties fo:font-variant="normal" fo:text-transform="none" fo:color="#20435c" style:font-name="Trebuchet MS" fo:font-size="24pt" fo:letter-spacing="normal" fo:font-style="normal" fo:font-weight="normal"/>
    </style:style>
    <style:style style:name="T2" style:family="text">
      <style:text-properties fo:font-variant="normal" fo:text-transform="none" fo:color="#355f7c" style:text-line-through-style="none" style:text-line-through-type="none" style:font-name="Trebuchet MS" fo:font-size="24pt" fo:letter-spacing="normal" fo:font-style="normal" style:text-underline-style="none" fo:font-weight="bold" style:text-blinking="false" fo:background-color="transparent" loext:char-shading-value="0" loext:padding="0in" loext:border="none"/>
    </style:style>
    <style:style style:name="T3" style:family="text">
      <style:text-properties fo:font-variant="normal" fo:text-transform="none" fo:color="#355f7c" style:text-line-through-style="none" style:text-line-through-type="none" style:font-name="sans-serif" fo:font-size="12pt" fo:letter-spacing="normal" fo:font-style="normal" style:text-underline-style="none" fo:font-weight="bold" style:text-blinking="false" fo:background-color="transparent" loext:char-shading-value="0" loext:padding="0in" loext:border="none"/>
    </style:style>
    <style:style style:name="T4" style:family="text">
      <style:text-properties fo:font-variant="normal" fo:text-transform="none" fo:color="#355f7c" style:text-line-through-style="none" style:text-line-through-type="none" style:font-name="sans-serif" fo:font-size="12pt" fo:letter-spacing="normal" fo:font-style="normal" style:text-underline-style="none" fo:font-weight="bold" style:text-blinking="false" fo:background-color="#d6d6d6" loext:char-shading-value="0" loext:padding="0in" loext:border="none"/>
    </style:style>
    <style:style style:name="T5" style:family="text">
      <style:text-properties fo:font-variant="normal" fo:text-transform="none" fo:color="#355f7c" style:text-line-through-style="none" style:text-line-through-type="none" style:font-name="sans-serif" fo:font-size="12pt" fo:letter-spacing="normal" fo:font-style="normal" style:text-underline-style="none" fo:font-weight="bold" style:text-blinking="false" fo:background-color="#ffffcc" loext:char-shading-value="0" loext:padding="0.0728in" loext:border="0.06pt solid #ffff66"/>
    </style:style>
    <style:style style:name="T6" style:family="text">
      <style:text-properties fo:font-variant="normal" fo:text-transform="none" fo:color="#355f7c" style:text-line-through-style="none" style:text-line-through-type="none" style:font-name="sans-serif" fo:font-size="12pt" fo:letter-spacing="normal" fo:font-style="normal" style:text-underline-style="none" fo:font-weight="normal" style:text-blinking="false"/>
    </style:style>
    <style:style style:name="T7" style:family="text">
      <style:text-properties fo:font-variant="normal" fo:text-transform="none" fo:color="#355f7c" style:text-line-through-style="none" style:text-line-through-type="none" style:font-name="sans-serif" fo:font-size="12pt" fo:letter-spacing="normal" fo:font-style="normal" style:text-underline-style="none" fo:font-weight="normal" style:text-blinking="false" fo:background-color="#eeeeee" loext:char-shading-value="0" loext:padding="0.0728in" loext:border="0.06pt solid #cccccc"/>
    </style:style>
    <style:style style:name="T8" style:family="text">
      <style:text-properties fo:font-variant="normal" fo:text-transform="none" fo:color="#000000" style:font-name="sans-serif" fo:font-size="12pt" fo:letter-spacing="normal" fo:font-style="normal" fo:font-weight="normal"/>
    </style:style>
    <style:style style:name="T9" style:family="text">
      <style:text-properties fo:font-variant="normal" fo:text-transform="none" fo:color="#000000" style:font-name="sans-serif" fo:font-size="12pt" fo:letter-spacing="normal" fo:font-style="normal" fo:font-weight="normal" fo:background-color="#eeeeee" loext:char-shading-value="0" loext:padding="0.0728in" loext:border="0.06pt solid #cccccc"/>
    </style:style>
    <style:style style:name="T10" style:family="text">
      <style:text-properties fo:font-variant="normal" fo:text-transform="none" fo:color="#000000" style:font-name="sans-serif" fo:font-size="12pt" fo:letter-spacing="normal" fo:font-style="normal" fo:font-weight="normal" fo:background-color="transparent" loext:char-shading-value="0" loext:padding="0in" loext:border="none"/>
    </style:style>
    <style:style style:name="T11" style:family="text">
      <style:text-properties fo:font-variant="normal" fo:text-transform="none" fo:color="#000000" style:font-name="sans-serif" fo:font-size="12pt" fo:letter-spacing="normal" fo:font-style="normal" fo:font-weight="normal" fo:background-color="#ecf0f3" loext:char-shading-value="0" loext:padding="0in" loext:border="none"/>
    </style:style>
    <style:style style:name="T12" style:family="text">
      <style:text-properties fo:font-variant="normal" fo:text-transform="none" fo:color="#000000" style:font-name="sans-serif" fo:font-size="12pt" fo:letter-spacing="normal" fo:font-style="normal" fo:font-weight="normal" fo:background-color="#d6d6d6" loext:char-shading-value="0" loext:padding="0in" loext:border="none"/>
    </style:style>
    <style:style style:name="T13" style:family="text">
      <style:text-properties fo:font-variant="normal" fo:text-transform="none" fo:color="#000000" style:font-name="sans-serif" fo:font-size="12pt" fo:letter-spacing="normal" fo:font-style="normal" fo:font-weight="bold" fo:background-color="#ffffcc" loext:char-shading-value="0" loext:padding="0.0728in" loext:border="0.06pt solid #ffff66"/>
    </style:style>
    <style:style style:name="T14" style:family="text">
      <style:text-properties fo:font-variant="normal" fo:text-transform="none" fo:color="#000000" style:font-name="sans-serif" fo:font-size="12pt" fo:letter-spacing="normal" fo:font-style="normal" fo:font-weight="bold" fo:background-color="transparent" loext:char-shading-value="0" loext:padding="0in" loext:border="none"/>
    </style:style>
    <style:style style:name="T15" style:family="text">
      <style:text-properties fo:font-variant="normal" fo:text-transform="none" fo:color="#000000" style:font-name="sans-serif" fo:font-size="12pt" fo:letter-spacing="normal" fo:font-style="italic" fo:font-weight="normal"/>
    </style:style>
    <style:style style:name="T16" style:family="text">
      <style:text-properties fo:font-variant="normal" fo:text-transform="none" fo:color="#242729" style:font-name="inherit" fo:font-size="11.25pt" fo:letter-spacing="normal" fo:font-style="normal" fo:font-weight="normal"/>
    </style:style>
    <style:style style:name="T17"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18" style:family="text">
      <style:text-properties fo:font-variant="normal" fo:text-transform="none" fo:color="#0064bd" style:font-name="inherit" fo:font-size="11.25pt" fo:letter-spacing="normal" fo:font-style="normal" style:text-underline-style="solid" style:text-underline-width="auto" style:text-underline-color="font-color" fo:font-weight="normal" loext:padding="0in" loext:border="none"/>
    </style:style>
    <style:style style:name="T19"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20" style:family="text">
      <style:text-properties fo:font-variant="normal" fo:text-transform="none" fo:color="#303336" style:font-name="Consolas" fo:font-size="9.75pt" fo:letter-spacing="normal" fo:font-style="normal" fo:font-weight="normal" fo:background-color="#eff0f1" loext:char-shading-value="0" loext:padding="0in" loext:border="none"/>
    </style:style>
    <style:style style:name="T21" style:family="text">
      <style:text-properties fo:font-variant="normal" fo:text-transform="none" fo:color="#7d2727" style:font-name="inherit" fo:font-size="9.75pt" fo:letter-spacing="normal" fo:font-style="normal" fo:font-weight="normal" fo:background-color="#eff0f1" loext:char-shading-value="0" loext:padding="0in" loext:border="none"/>
    </style:style>
    <style:style style:name="T22" style:family="text">
      <style:text-properties style:font-name="sans-serif" fo:font-size="12pt" fo:font-style="normal" fo:font-weight="normal"/>
    </style:style>
    <style:style style:name="T23" style:family="text">
      <style:text-properties style:font-name="sans-serif" fo:font-size="12pt" fo:font-style="italic" fo:font-weight="normal"/>
    </style:style>
    <style:style style:name="T24" style:family="text">
      <style:text-properties fo:color="#c65d09" fo:font-weight="bold"/>
    </style:style>
    <style:style style:name="T25" style:family="text">
      <style:text-properties fo:color="#007020"/>
    </style:style>
    <style:style style:name="T26" style:family="text">
      <style:text-properties fo:color="#007020" fo:font-weight="bold"/>
    </style:style>
    <style:style style:name="T27" style:family="text">
      <style:text-properties fo:color="#007020" style:font-name="sans-serif" fo:font-size="12pt" fo:font-style="normal" fo:font-weight="bold"/>
    </style:style>
    <style:style style:name="T28" style:family="text">
      <style:text-properties fo:color="#007020" style:font-name="sans-serif" fo:font-size="12pt" fo:font-style="normal" fo:font-weight="normal"/>
    </style:style>
    <style:style style:name="T29" style:family="text">
      <style:text-properties fo:color="#0e84b5" fo:font-weight="bold"/>
    </style:style>
    <style:style style:name="T30" style:family="text">
      <style:text-properties fo:color="#4070a0"/>
    </style:style>
    <style:style style:name="T31" style:family="text">
      <style:text-properties fo:color="#4070a0" style:font-name="sans-serif" fo:font-size="12pt" fo:font-style="normal" fo:font-weight="normal"/>
    </style:style>
    <style:style style:name="T32" style:family="text">
      <style:text-properties fo:color="#4070a0" style:font-name="sans-serif" fo:font-size="12pt" fo:font-style="italic" fo:font-weight="normal"/>
    </style:style>
    <style:style style:name="T33" style:family="text">
      <style:text-properties fo:color="#666666"/>
    </style:style>
    <style:style style:name="T34" style:family="text">
      <style:text-properties fo:color="#666666" style:font-name="sans-serif" fo:font-size="12pt" fo:font-style="normal" fo:font-weight="normal"/>
    </style:style>
    <style:style style:name="T35" style:family="text">
      <style:text-properties fo:font-style="italic"/>
    </style:style>
    <style:style style:name="T36" style:family="text">
      <style:text-properties fo:color="#208050" style:font-name="sans-serif" fo:font-size="12pt" fo:font-style="normal" fo:font-weight="normal"/>
    </style:style>
    <style:style style:name="T37" style:family="text">
      <style:text-properties fo:color="#408090" style:font-name="sans-serif" fo:font-size="12pt" fo:font-style="italic" fo:font-weight="normal"/>
    </style:style>
    <style:style style:name="T38" style:family="text">
      <style:text-properties fo:color="#70a0d0" style:font-name="sans-serif" fo:font-size="12pt" fo:font-style="italic" fo:font-weight="normal"/>
    </style:style>
    <style:style style:name="T39" style:family="text">
      <style:text-properties fo:color="#06287e"/>
    </style:style>
    <style:style style:name="T40" style:family="text">
      <style:text-properties fo:color="#06287e" style:font-name="sans-serif" fo:font-size="12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1">13.1. </text:span><text:a xlink:type="simple" xlink:href="https://docs.python.org/2/library/csv.html#module-csv" text:style-name="Internet_20_link" text:visited-style-name="Visited_20_Internet_20_Link"><text:span text:style-name="Source_20_Text"><text:span text:style-name="T2">csv</text:span></text:span></text:a><text:span text:style-name="T1">- Lesen und Schreiben von CSV-Dateien</text:span></text:h>
      <text:p text:style-name="P3">Neu in Version 2.3.</text:p>
      <text:p text:style-name="P4"><text:bookmark text:name="index-0"/>Das sogenannte CSV-Format (Comma Separated Values) ist das gängigste Import- und Exportformat für Tabellenkalkulationen und Datenbanken. Es gibt keinen „CSV-Standard“, daher wird das Format durch die vielen Anwendungen, die es lesen und schreiben, betrieblich definiert. Das Fehlen eines Standards führt dazu, dass die von verschiedenen Anwendungen erzeugten und verwendeten Daten häufig geringfügige Unterschiede aufweisen. Diese Unterschiede können es ärgerlich machen, CSV-Dateien aus mehreren Quellen zu verarbeiten. Obwohl sich die Begrenzer und Anführungszeichen unterscheiden, ist das Gesamtformat ähnlich genug, um ein einzelnes Modul zu schreiben, das solche Daten effizient manipulieren kann und die Details des Lesens und Schreibens der Daten vom Programmierer verbirgt.</text:p>
      <text:p text:style-name="P5"><text:span text:style-name="T8">Das </text:span><text:a xlink:type="simple" xlink:href="https://docs.python.org/2/library/csv.html#module-csv" text:style-name="Internet_20_link" text:visited-style-name="Visited_20_Internet_20_Link"><text:span text:style-name="Source_20_Text"><text:span text:style-name="T3">csv</text:span></text:span></text:a><text:span text:style-name="T8">Modul implementiert Klassen zum Lesen und Schreiben von Tabellendaten im CSV-Format. Programmierer können sagen: "Schreiben Sie diese Daten in dem von Excel bevorzugten Format" oder "Lesen Sie Daten aus dieser von Excel generierten Datei", ohne die genauen Details des von Excel verwendeten CSV-Formats zu kennen. Programmierer können auch die CSV-Formate beschreiben, die von anderen Anwendungen verstanden werden, oder ihre eigenen speziellen CSV-Formate definieren.</text:span></text:p>
      <text:p text:style-name="P5"><text:span text:style-name="T8">Die </text:span><text:a xlink:type="simple" xlink:href="https://docs.python.org/2/library/csv.html#module-csv" text:style-name="Internet_20_link" text:visited-style-name="Visited_20_Internet_20_Link"><text:span text:style-name="Source_20_Text"><text:span text:style-name="T3">csv</text:span></text:span></text:a><text:span text:style-name="T8">Module </text:span><text:a xlink:type="simple" xlink:href="https://docs.python.org/2/library/csv.html#csv.reader" text:style-name="Internet_20_link" text:visited-style-name="Visited_20_Internet_20_Link"><text:span text:style-name="Source_20_Text"><text:span text:style-name="T3">reader</text:span></text:span></text:a><text:span text:style-name="T8">und </text:span><text:a xlink:type="simple" xlink:href="https://docs.python.org/2/library/csv.html#csv.writer" text:style-name="Internet_20_link" text:visited-style-name="Visited_20_Internet_20_Link"><text:span text:style-name="Source_20_Text"><text:span text:style-name="T3">writer</text:span></text:span></text:a><text:span text:style-name="T8">Objekte lesen und schreiben Sequenzen. Mit den Klassen </text:span><text:a xlink:type="simple" xlink:href="https://docs.python.org/2/library/csv.html#csv.DictReader" text:style-name="Internet_20_link" text:visited-style-name="Visited_20_Internet_20_Link"><text:span text:style-name="Source_20_Text"><text:span text:style-name="T3">DictReader</text:span></text:span></text:a><text:span text:style-name="T8">und können Programmierer auch Daten in Wörterbuchform lesen und schreiben </text:span><text:a xlink:type="simple" xlink:href="https://docs.python.org/2/library/csv.html#csv.DictWriter" text:style-name="Internet_20_link" text:visited-style-name="Visited_20_Internet_20_Link"><text:span text:style-name="Source_20_Text"><text:span text:style-name="T3">DictWriter</text:span></text:span></text:a><text:span text:style-name="T8">.</text:span></text:p>
      <text:p text:style-name="P8">Hinweis</text:p>
      <text:p text:style-name="P10"> </text:p>
      <text:p text:style-name="P11"><text:span text:style-name="T9">Diese Version des </text:span><text:a xlink:type="simple" xlink:href="https://docs.python.org/2/library/csv.html#module-csv" text:style-name="Internet_20_link" text:visited-style-name="Visited_20_Internet_20_Link"><text:span text:style-name="Source_20_Text"><text:span text:style-name="T4">csv</text:span></text:span></text:a><text:span text:style-name="T9">Moduls unterstützt keine Unicode-Eingabe. Außerdem gibt es derzeit einige Probleme mit ASCII-NUL-Zeichen. Dementsprechend sollten alle Eingaben aus Sicherheitsgründen UTF-8 oder druckbares ASCII sein. siehe die Beispiele im Abschnitt </text:span><text:a xlink:type="simple" xlink:href="https://docs.python.org/2/library/csv.html#csv-examples" text:style-name="Internet_20_link" text:visited-style-name="Visited_20_Internet_20_Link"><text:span text:style-name="T7">Beispiele</text:span></text:a><text:span text:style-name="T9"> .</text:span></text:p>
      <text:p text:style-name="P9">Siehe auch</text:p>
      <text:p text:style-name="P27"><text:bookmark text:name="index-1"/><text:a xlink:type="simple" xlink:href="https://www.python.org/dev/peps/pep-0305" text:style-name="Internet_20_link" text:visited-style-name="Visited_20_Internet_20_Link"><text:span text:style-name="Strong_20_Emphasis"><text:span text:style-name="T5">PEP 305</text:span></text:span></text:a><text:span text:style-name="T13"> - CSV-Datei-API</text:span></text:p>
      <text:p text:style-name="P20">Der Python-Verbesserungsvorschlag, der diese Ergänzung zu Python vorschlug.</text:p>
      <text:section text:style-name="Sect1" text:name="module-contents">
        <text:h text:style-name="P7" text:outline-level="2"><text:bookmark text:name="csv-contents"/><text:soft-page-break/>13.1.1. Modulinhalt </text:h>
        <text:p text:style-name="P2"><text:span text:style-name="T8">Das </text:span><text:a xlink:type="simple" xlink:href="https://docs.python.org/2/library/csv.html#module-csv" text:style-name="Internet_20_link" text:visited-style-name="Visited_20_Internet_20_Link"><text:span text:style-name="Source_20_Text"><text:span text:style-name="T3">csv</text:span></text:span></text:a><text:span text:style-name="T8">Modul definiert folgende Funktionen:</text:span></text:p>
        <text:p text:style-name="P28"><text:bookmark text:name="csv.reader"/><text:span text:style-name="Source_20_Text"><text:span text:style-name="T10">csv.</text:span></text:span><text:span text:style-name="Source_20_Text"><text:span text:style-name="T14">reader</text:span></text:span><text:span text:style-name="T8">( </text:span><text:span text:style-name="Emphasis"><text:span text:style-name="T8">csvfile</text:span></text:span><text:span text:style-name="T8"> , </text:span><text:span text:style-name="Emphasis"><text:span text:style-name="T8">dialect = 'excel'</text:span></text:span><text:span text:style-name="T8"> , </text:span><text:span text:style-name="Emphasis"><text:span text:style-name="T8">** fmtparams </text:span></text:span><text:span text:style-name="T8">) </text:span></text:p>
        <text:p text:style-name="P16"><text:span text:style-name="Emphasis"><text:span text:style-name="T8">Gibt</text:span></text:span><text:span text:style-name="T8"> ein Reader-Objekt zurück, das die Zeilen in der angegebenen </text:span><text:span text:style-name="Emphasis"><text:span text:style-name="T8">CSV-Datei durchläuft</text:span></text:span><text:span text:style-name="T8"> . </text:span><text:span text:style-name="Emphasis"><text:span text:style-name="T8">csvfile</text:span></text:span><text:span text:style-name="T8"> kann jedes Objekt sein, das das </text:span><text:a xlink:type="simple" xlink:href="https://docs.python.org/2/glossary.html#term-iterator" text:style-name="Internet_20_link" text:visited-style-name="Visited_20_Internet_20_Link"><text:span text:style-name="T6">Iterator-</text:span></text:a><text:span text:style-name="T8"> Protokoll unterstützt und bei jedem </text:span><text:span text:style-name="Source_20_Text"><text:span text:style-name="T14">next()</text:span></text:span><text:span text:style-name="T8">Methodenaufruf eine Zeichenfolge zurückgibt - sowohl </text:span><text:span text:style-name="Emphasis"><text:span text:style-name="T8">Dateiobjekte</text:span></text:span><text:span text:style-name="T8"> als auch </text:span><text:span text:style-name="Emphasis"><text:span text:style-name="T8">Listenobjekte</text:span></text:span><text:span text:style-name="T8"> sind geeignet. Wenn </text:span><text:span text:style-name="Emphasis"><text:span text:style-name="T8">csvfile</text:span></text:span><text:span text:style-name="T8"> ein </text:span><text:span text:style-name="Emphasis"><text:span text:style-name="T8">Dateiobjekt</text:span></text:span><text:span text:style-name="T8"> ist, muss es auf Plattformen, auf denen dies einen Unterschied macht, mit dem Flag 'b' geöffnet werden. Optional kann ein </text:span><text:span text:style-name="Emphasis"><text:span text:style-name="T8">Dialektparameter</text:span></text:span><text:span text:style-name="T8"> angegeben werden, mit dem eine Reihe von Parametern definiert wird, die für einen bestimmten CSV-Dialekt spezifisch sind. Dies kann eine Instanz einer Unterklasse der </text:span><text:a xlink:type="simple" xlink:href="https://docs.python.org/2/library/csv.html#csv.Dialect" text:style-name="Internet_20_link" text:visited-style-name="Visited_20_Internet_20_Link"><text:span text:style-name="Source_20_Text"><text:span text:style-name="T3">Dialect</text:span></text:span></text:a><text:span text:style-name="T8">Klasse oder eine der von der </text:span><text:a xlink:type="simple" xlink:href="https://docs.python.org/2/library/csv.html#csv.list_dialects" text:style-name="Internet_20_link" text:visited-style-name="Visited_20_Internet_20_Link"><text:span text:style-name="Source_20_Text"><text:span text:style-name="T3">list_dialects()</text:span></text:span></text:a><text:span text:style-name="T8">Funktion zurückgegebenen Zeichenfolgen sein . Die anderen optionalen </text:span><text:span text:style-name="Emphasis"><text:span text:style-name="T8">fmtparams</text:span></text:span><text:span text:style-name="T8">Es können Schlüsselwortargumente angegeben werden, um einzelne Formatierungsparameter im aktuellen Dialekt zu überschreiben. Ausführliche Informationen zu den Dialekt- und Formatierungsparametern finden Sie im Abschnitt </text:span><text:a xlink:type="simple" xlink:href="https://docs.python.org/2/library/csv.html#csv-fmt-params" text:style-name="Internet_20_link" text:visited-style-name="Visited_20_Internet_20_Link"><text:span text:style-name="T6">Dialekte und Formatierungsparameter</text:span></text:a><text:span text:style-name="T8"> .</text:span></text:p>
        <text:p text:style-name="P17">Jede aus der CSV-Datei gelesene Zeile wird als Liste von Zeichenfolgen zurückgegeben. Es wird keine automatische Datentypkonvertierung durchgeführt.</text:p>
        <text:p text:style-name="P17">Ein kurzes Anwendungsbeispiel:</text:p>
        <text:p text:style-name="P22"><text:span text:style-name="T24">&gt;&gt;&gt; </text:span><text:span text:style-name="T26">import</text:span> <text:span text:style-name="T29">csv</text:span></text:p>
        <text:p text:style-name="P22"><text:span text:style-name="T24">&gt;&gt;&gt; </text:span><text:span text:style-name="T26">with</text:span> <text:span text:style-name="T25">open</text:span>(<text:span text:style-name="T30">'eggs.csv'</text:span>, <text:span text:style-name="T30">'rb'</text:span>) <text:span text:style-name="T26">as</text:span> csvfile:</text:p>
        <text:p text:style-name="P22"><text:span text:style-name="T24">... </text:span><text:s text:c="4"/>spamreader <text:span text:style-name="T33">=</text:span> csv<text:span text:style-name="T33">.</text:span>reader(csvfile, delimiter<text:span text:style-name="T33">=</text:span><text:span text:style-name="T30">' '</text:span>, quotechar<text:span text:style-name="T33">=</text:span><text:span text:style-name="T30">'|'</text:span>)</text:p>
        <text:p text:style-name="P22"><text:span text:style-name="T24">... </text:span><text:s text:c="4"/><text:span text:style-name="T26">for</text:span> row <text:span text:style-name="T26">in</text:span> spamreader:</text:p>
        <text:p text:style-name="P22"><text:span text:style-name="T24">... </text:span><text:s text:c="8"/><text:span text:style-name="T25">print</text:span> <text:span text:style-name="T30">', '</text:span><text:span text:style-name="T33">.</text:span>join(row)</text:p>
        <text:p text:style-name="P22">Spam, Spam, Spam, Spam, Spam, Baked Beans</text:p>
        <text:p text:style-name="P22">Spam, Lovely Spam, Wonderful Spam</text:p>
        <text:p text:style-name="P17"><text:span text:style-name="T35">In Version 2.5 geändert:</text:span> Der Parser ist jetzt in Bezug auf mehrzeilige Anführungszeichen strenger. Wenn zuvor eine Zeile in einem Feld in Anführungszeichen ohne abschließendes Zeilenumbruchzeichen endete, wurde eine neue Zeile in das zurückgegebene Feld eingefügt. Dieses Verhalten verursachte Probleme beim Lesen von Dateien, die Wagenrücklaufzeichen in Feldern enthielten. Das Verhalten wurde geändert, um das Feld ohne Einfügen von Zeilenumbrüchen zurückzugeben. Wenn in Felder eingebettete <text:soft-page-break/>Zeilenumbrüche wichtig sind, sollte die Eingabe daher so in Zeilen aufgeteilt werden, dass die Zeilenumbrüche erhalten bleiben.</text:p>
        <text:p text:style-name="P15"><text:bookmark text:name="csv.writer"/><text:span text:style-name="Source_20_Text"><text:span text:style-name="T10">csv.</text:span></text:span><text:span text:style-name="Source_20_Text"><text:span text:style-name="T14">writer</text:span></text:span><text:span text:style-name="T8">( </text:span><text:span text:style-name="Emphasis"><text:span text:style-name="T8">csvfile</text:span></text:span><text:span text:style-name="T8"> , </text:span><text:span text:style-name="Emphasis"><text:span text:style-name="T8">dialect = 'excel'</text:span></text:span><text:span text:style-name="T8"> , </text:span><text:span text:style-name="Emphasis"><text:span text:style-name="T8">** fmtparams </text:span></text:span><text:span text:style-name="T8">) </text:span></text:p>
        <text:p text:style-name="P16"><text:span text:style-name="T8">Geben Sie ein Writer-Objekt zurück, das für die Konvertierung der Benutzerdaten in begrenzte Zeichenfolgen für das angegebene dateiähnliche Objekt verantwortlich ist.</text:span><text:span text:style-name="Emphasis"><text:span text:style-name="T8">csvfile</text:span></text:span><text:span text:style-name="T8"> kann ein beliebiges Objekt mit einer </text:span><text:span text:style-name="Source_20_Text"><text:span text:style-name="T14">write()</text:span></text:span><text:span text:style-name="T8">Methode sein. Wenn </text:span><text:span text:style-name="Emphasis"><text:span text:style-name="T8">csvfile</text:span></text:span><text:span text:style-name="T8"> ein </text:span><text:span text:style-name="Emphasis"><text:span text:style-name="T8">Dateiobjekt</text:span></text:span><text:span text:style-name="T8"> ist, muss es auf Plattformen, auf denen dies einen Unterschied macht, mit dem Flag 'b' geöffnet werden. Optional kann ein </text:span><text:span text:style-name="Emphasis"><text:span text:style-name="T8">Dialektparameter</text:span></text:span><text:span text:style-name="T8"> angegeben werden, mit dem eine Reihe von Parametern definiert wird, die für einen bestimmten CSV-Dialekt spezifisch sind. Dies kann eine Instanz einer Unterklasse der </text:span><text:a xlink:type="simple" xlink:href="https://docs.python.org/2/library/csv.html#csv.Dialect" text:style-name="Internet_20_link" text:visited-style-name="Visited_20_Internet_20_Link"><text:span text:style-name="Source_20_Text"><text:span text:style-name="T3">Dialect</text:span></text:span></text:a><text:span text:style-name="T8">Klasse oder eine der von der </text:span><text:a xlink:type="simple" xlink:href="https://docs.python.org/2/library/csv.html#csv.list_dialects" text:style-name="Internet_20_link" text:visited-style-name="Visited_20_Internet_20_Link"><text:span text:style-name="Source_20_Text"><text:span text:style-name="T3">list_dialects()</text:span></text:span></text:a><text:span text:style-name="T8">Funktion zurückgegebenen Zeichenfolgen sein. Die anderen optionalen Argumente für das Schlüsselwort </text:span><text:span text:style-name="Emphasis"><text:span text:style-name="T8">fmtparams</text:span></text:span><text:span text:style-name="T8"> können angegeben werden, um einzelne Formatierungsparameter im aktuellen Dialekt zu überschreiben. Ausführliche Informationen zu den Dialekt- und Formatierungsparametern finden Sie im Abschnitt</text:span><text:a xlink:type="simple" xlink:href="https://docs.python.org/2/library/csv.html#csv-fmt-params" text:style-name="Internet_20_link" text:visited-style-name="Visited_20_Internet_20_Link"><text:span text:style-name="T6">Dialekte und Formatierungsparameter</text:span></text:a><text:span text:style-name="T8"> . Um die Schnittstelle zu Modulen, die die DB-API implementieren, so einfach wie möglich zu gestalten, wird der Wert</text:span><text:a xlink:type="simple" xlink:href="https://docs.python.org/2/library/constants.html#None" text:style-name="Internet_20_link" text:visited-style-name="Visited_20_Internet_20_Link"><text:span text:style-name="Source_20_Text"><text:span text:style-name="T3">None</text:span></text:span></text:a><text:span text:style-name="T8">als leere Zeichenfolge geschrieben. Dies ist zwar keine umkehrbare Umwandlung, sie erleichtert jedoch das Ausgeben von SQL-NULL-Datenwerten in CSV-Dateien, ohne die von einem</text:span><text:span text:style-name="Source_20_Text"><text:span text:style-name="T11">cursor.fetch*</text:span></text:span><text:span text:style-name="T8">Aufruf zurückgegebenenDaten vorverarbeiten zu müssen. Floats werden vor dem Schreiben mit einem String versehen</text:span><text:a xlink:type="simple" xlink:href="https://docs.python.org/2/library/functions.html#repr" text:style-name="Internet_20_link" text:visited-style-name="Visited_20_Internet_20_Link"><text:span text:style-name="Source_20_Text"><text:span text:style-name="T3">repr()</text:span></text:span></text:a><text:span text:style-name="T8">. Alle anderen Nicht-String-Daten werden vor dem Schreiben mit einem String versehen</text:span><text:a xlink:type="simple" xlink:href="https://docs.python.org/2/library/functions.html#str" text:style-name="Internet_20_link" text:visited-style-name="Visited_20_Internet_20_Link"><text:span text:style-name="Source_20_Text"><text:span text:style-name="T3">str()</text:span></text:span></text:a><text:span text:style-name="T8">.</text:span></text:p>
        <text:p text:style-name="P17">Ein kurzes Anwendungsbeispiel:</text:p>
        <text:p text:style-name="P22"><text:span text:style-name="T26">import</text:span> <text:span text:style-name="T29">csv</text:span></text:p>
        <text:p text:style-name="P22"><text:span text:style-name="T26">with</text:span> <text:span text:style-name="T25">open</text:span>(<text:span text:style-name="T30">'eggs.csv'</text:span>, <text:span text:style-name="T30">'wb'</text:span>) <text:span text:style-name="T26">as</text:span> csvfile:</text:p>
        <text:p text:style-name="P23"><text:s text:c="4"/><text:span text:style-name="T22">spamwriter </text:span><text:span text:style-name="T34">=</text:span><text:span text:style-name="T22"> csv</text:span><text:span text:style-name="T34">.</text:span><text:span text:style-name="T22">writer(csvfile, delimiter</text:span><text:span text:style-name="T34">=</text:span><text:span text:style-name="T31">' '</text:span><text:span text:style-name="T22">,</text:span></text:p>
        <text:p text:style-name="P23"><text:s text:c="28"/><text:span text:style-name="T22">quotechar</text:span><text:span text:style-name="T34">=</text:span><text:span text:style-name="T31">'|'</text:span><text:span text:style-name="T22">, quoting</text:span><text:span text:style-name="T34">=</text:span><text:span text:style-name="T22">csv</text:span><text:span text:style-name="T34">.</text:span><text:span text:style-name="T22">QUOTE_MINIMAL)</text:span></text:p>
        <text:p text:style-name="P23"><text:s text:c="4"/><text:span text:style-name="T22">spamwriter</text:span><text:span text:style-name="T34">.</text:span><text:span text:style-name="T22">writerow([</text:span><text:span text:style-name="T31">'Spam'</text:span><text:span text:style-name="T22">] </text:span><text:span text:style-name="T34">*</text:span><text:span text:style-name="T22"> </text:span><text:span text:style-name="T36">5</text:span><text:span text:style-name="T22"> </text:span><text:span text:style-name="T34">+</text:span><text:span text:style-name="T22"> [</text:span><text:span text:style-name="T31">'Baked Beans'</text:span><text:span text:style-name="T22">])</text:span></text:p>
        <text:p text:style-name="P23"><text:s text:c="4"/><text:span text:style-name="T22">spamwriter</text:span><text:span text:style-name="T34">.</text:span><text:span text:style-name="T22">writerow([</text:span><text:span text:style-name="T31">'Spam'</text:span><text:span text:style-name="T22">, </text:span><text:span text:style-name="T31">'Lovely Spam'</text:span><text:span text:style-name="T22">, </text:span><text:span text:style-name="T31">'Wonderful Spam'</text:span><text:span text:style-name="T22">])</text:span></text:p>
        <text:p text:style-name="P15"><text:bookmark text:name="csv.register_dialect"/><text:span text:style-name="Source_20_Text"><text:span text:style-name="T10">csv.</text:span></text:span><text:span text:style-name="Source_20_Text"><text:span text:style-name="T14">register_dialect</text:span></text:span><text:span text:style-name="T8">( </text:span><text:span text:style-name="Emphasis"><text:span text:style-name="T8">name</text:span></text:span><text:span text:style-name="T8"> , [ </text:span><text:span text:style-name="Emphasis"><text:span text:style-name="T8">dialect</text:span></text:span><text:span text:style-name="T8"> , ] </text:span><text:span text:style-name="Emphasis"><text:span text:style-name="T8">** fmtparams </text:span></text:span><text:span text:style-name="T8">) </text:span></text:p>
        <text:p text:style-name="P16"><text:span text:style-name="T8">Assoziiere </text:span><text:span text:style-name="Emphasis"><text:span text:style-name="T8">Dialekt</text:span></text:span><text:span text:style-name="T8"> mit </text:span><text:span text:style-name="Emphasis"><text:span text:style-name="T8">Name</text:span></text:span><text:span text:style-name="T8"> . </text:span><text:span text:style-name="Emphasis"><text:span text:style-name="T8">name</text:span></text:span><text:span text:style-name="T8"> muss eine Zeichenfolge oder ein Unicode-Objekt sein. Der Dialekt kann entweder durch Übergeben einer Unterklasse von </text:span><text:a xlink:type="simple" xlink:href="https://docs.python.org/2/library/csv.html#csv.Dialect" text:style-name="Internet_20_link" text:visited-style-name="Visited_20_Internet_20_Link"><text:span text:style-name="Source_20_Text"><text:span text:style-name="T3">Dialect</text:span></text:span></text:a><text:span text:style-name="T8">oder durch </text:span><text:span text:style-name="Emphasis"><text:span text:style-name="T8">fmtparams-</text:span></text:span><text:span text:style-name="T8"> Schlüsselwortargumente oder durch beides </text:span><text:soft-page-break/><text:span text:style-name="T8">angegeben werden, wobei Schlüsselwortargumente die Parameter des Dialekts überschreiben. Ausführliche Informationen zu den Dialekt- und Formatierungsparametern finden Sie im Abschnitt </text:span><text:a xlink:type="simple" xlink:href="https://docs.python.org/2/library/csv.html#csv-fmt-params" text:style-name="Internet_20_link" text:visited-style-name="Visited_20_Internet_20_Link"><text:span text:style-name="T6">Dialekte und Formatierungsparameter</text:span></text:a><text:span text:style-name="T8"> .</text:span></text:p>
        <text:p text:style-name="P15"><text:bookmark text:name="csv.unregister_dialect"/><text:span text:style-name="Source_20_Text"><text:span text:style-name="T10">csv.</text:span></text:span><text:span text:style-name="Source_20_Text"><text:span text:style-name="T14">unregister_dialect</text:span></text:span><text:span text:style-name="T8">( </text:span><text:span text:style-name="Emphasis"><text:span text:style-name="T8">Name </text:span></text:span><text:span text:style-name="T8">) </text:span></text:p>
        <text:p text:style-name="P16"><text:span text:style-name="T8">Löschen Sie den mit dem </text:span><text:span text:style-name="Emphasis"><text:span text:style-name="T8">Namen</text:span></text:span><text:span text:style-name="T8"> verknüpften Dialekt aus der Dialektregistrierung. Ein </text:span><text:a xlink:type="simple" xlink:href="https://docs.python.org/2/library/csv.html#csv.Error" text:style-name="Internet_20_link" text:visited-style-name="Visited_20_Internet_20_Link"><text:span text:style-name="Source_20_Text"><text:span text:style-name="T3">Error</text:span></text:span></text:a><text:span text:style-name="T8">wird ausgelöst, wenn </text:span><text:span text:style-name="Emphasis"><text:span text:style-name="T8">name</text:span></text:span><text:span text:style-name="T8"> kein registrierter Dialektname ist.</text:span></text:p>
        <text:p text:style-name="P15"><text:bookmark text:name="csv.get_dialect"/><text:span text:style-name="Source_20_Text"><text:span text:style-name="T10">csv.</text:span></text:span><text:span text:style-name="Source_20_Text"><text:span text:style-name="T14">get_dialect</text:span></text:span><text:span text:style-name="T8">( </text:span><text:span text:style-name="Emphasis"><text:span text:style-name="T8">Name </text:span></text:span><text:span text:style-name="T8">) </text:span></text:p>
        <text:p text:style-name="P16"><text:span text:style-name="T8">Geben Sie den mit dem </text:span><text:span text:style-name="Emphasis"><text:span text:style-name="T8">Namen</text:span></text:span><text:span text:style-name="T8"> verknüpften Dialekt zurück . Ein </text:span><text:a xlink:type="simple" xlink:href="https://docs.python.org/2/library/csv.html#csv.Error" text:style-name="Internet_20_link" text:visited-style-name="Visited_20_Internet_20_Link"><text:span text:style-name="Source_20_Text"><text:span text:style-name="T3">Error</text:span></text:span></text:a><text:span text:style-name="T8">wird ausgelöst, wenn </text:span><text:span text:style-name="Emphasis"><text:span text:style-name="T8">name</text:span></text:span><text:span text:style-name="T8"> kein registrierter Dialektname ist.</text:span></text:p>
        <text:p text:style-name="P16"><text:span text:style-name="T15">Geändert in Version 2.5:</text:span><text:span text:style-name="T8"> Diese Funktion gibt nun eine unveränderliche zurück </text:span><text:a xlink:type="simple" xlink:href="https://docs.python.org/2/library/csv.html#csv.Dialect" text:style-name="Internet_20_link" text:visited-style-name="Visited_20_Internet_20_Link"><text:span text:style-name="Source_20_Text"><text:span text:style-name="T3">Dialect</text:span></text:span></text:a><text:span text:style-name="T8">. Zuvor wurde eine Instanz des angeforderten Dialekts zurückgegeben. Benutzer können die zugrunde liegende Klasse ändern und das Verhalten aktiver Leser und Schreiber ändern.</text:span></text:p>
        <text:p text:style-name="P15"><text:bookmark text:name="csv.list_dialects"/><text:span text:style-name="Source_20_Text"><text:span text:style-name="T10">csv.</text:span></text:span><text:span text:style-name="Source_20_Text"><text:span text:style-name="T14">list_dialects</text:span></text:span><text:span text:style-name="T8">( ) </text:span></text:p>
        <text:p text:style-name="P17">Geben Sie die Namen aller registrierten Dialekte zurück.</text:p>
        <text:p text:style-name="P15"><text:bookmark text:name="csv.field_size_limit"/><text:span text:style-name="Source_20_Text"><text:span text:style-name="T10">csv.</text:span></text:span><text:span text:style-name="Source_20_Text"><text:span text:style-name="T14">field_size_limit</text:span></text:span><text:span text:style-name="T8">( [ </text:span><text:span text:style-name="Emphasis"><text:span text:style-name="T8">new_limit </text:span></text:span><text:span text:style-name="T8">] ) </text:span></text:p>
        <text:p text:style-name="P16"><text:span text:style-name="T8">Gibt die aktuelle maximale Feldgröße zurück, die der Parser zulässt. Wenn </text:span><text:span text:style-name="Emphasis"><text:span text:style-name="T8">new_limit</text:span></text:span><text:span text:style-name="T8"> angegeben ist, wird dies zur neuen Grenze.</text:span></text:p>
        <text:p text:style-name="P18">Neu in Version 2.5.</text:p>
        <text:p text:style-name="P12"><text:span text:style-name="T8">Das </text:span><text:a xlink:type="simple" xlink:href="https://docs.python.org/2/library/csv.html#module-csv" text:style-name="Internet_20_link" text:visited-style-name="Visited_20_Internet_20_Link"><text:span text:style-name="Source_20_Text"><text:span text:style-name="T3">csv</text:span></text:span></text:a><text:span text:style-name="T8">Modul definiert folgende Klassen:</text:span></text:p>
        <text:p text:style-name="P28"><text:bookmark text:name="csv.DictReader"/><text:span text:style-name="Emphasis"><text:span text:style-name="T8">class </text:span></text:span><text:span text:style-name="Source_20_Text"><text:span text:style-name="T10">csv.</text:span></text:span><text:span text:style-name="Source_20_Text"><text:span text:style-name="T14">DictReader</text:span></text:span><text:span text:style-name="T8">( </text:span><text:span text:style-name="Emphasis"><text:span text:style-name="T8">f</text:span></text:span><text:span text:style-name="T8"> , </text:span><text:span text:style-name="Emphasis"><text:span text:style-name="T8">fieldnames = None</text:span></text:span><text:span text:style-name="T8"> , </text:span><text:span text:style-name="Emphasis"><text:span text:style-name="T8">restkey = None</text:span></text:span><text:span text:style-name="T8"> , </text:span><text:span text:style-name="Emphasis"><text:span text:style-name="T8">restval = None</text:span></text:span><text:span text:style-name="T8"> , </text:span><text:span text:style-name="Emphasis"><text:span text:style-name="T8">dialect = 'excel'</text:span></text:span><text:span text:style-name="T8"> , </text:span><text:span text:style-name="Emphasis"><text:span text:style-name="T8">* args</text:span></text:span><text:span text:style-name="T8"> , </text:span><text:span text:style-name="Emphasis"><text:span text:style-name="T8">** kwds </text:span></text:span><text:span text:style-name="T8">) </text:span></text:p>
        <text:p text:style-name="P16"><text:span text:style-name="T8">Erstellen Sie ein Objekt, das wie ein normaler Leser funktioniert, aber die gelesenen Informationen einem </text:span><text:span text:style-name="Emphasis"><text:span text:style-name="T8">Diktat zuordnet,</text:span></text:span><text:span text:style-name="T8"> dessen Schlüssel durch den optionalenParameter </text:span><text:span text:style-name="Emphasis"><text:span text:style-name="T8">fieldnames</text:span></text:span><text:span text:style-name="T8"> angegeben werden. Der Parameter </text:span><text:span text:style-name="Emphasis"><text:span text:style-name="T8">fieldnames</text:span></text:span><text:span text:style-name="T8"> ist eine </text:span><text:a xlink:type="simple" xlink:href="https://docs.python.org/2/library/collections.html#collections-abstract-base-classes" text:style-name="Internet_20_link" text:visited-style-name="Visited_20_Internet_20_Link"><text:span text:style-name="T6">Sequenz,</text:span></text:a><text:span text:style-name="T8"> deren Elemente den Feldern der Eingabedaten in der angegebenen Reihenfolge zugeordnet sind. Diese Elemente werden zu Schlüsseln des resultierenden Wörterbuchs. Wenn der Parameter </text:span><text:span text:style-name="Emphasis"><text:span text:style-name="T8">fieldnames</text:span></text:span><text:span text:style-name="T8"> weggelassen wird, werden die Werte in der ersten Zeile der Datei </text:span><text:span text:style-name="Emphasis"><text:span text:style-name="T8">f</text:span></text:span><text:span text:style-name="T8"> als Feldnamen verwendet. Wenn die gelesene Zeile mehr Felder als die Feldnamenfolge enthält, werden die verbleibenden Daten als Folge hinzugefügt, die durch den Wert von </text:span><text:span text:style-name="Emphasis"><text:span text:style-name="T8">restkey verschlüsselt ist</text:span></text:span><text:span text:style-name="T8">. Wenn die gelesene Zeile weniger Felder als die Feldnamenfolge enthält, nehmen die verbleibenden Schlüssel den Wert des optionalen </text:span><text:span text:style-name="Emphasis"><text:span text:style-name="T8">restval-</text:span></text:span><text:span text:style-name="T8"> Parameters an. Alle anderen </text:span><text:soft-page-break/><text:span text:style-name="T8">optionalen oder Schlüsselwortargumente werden an die zugrunde liegende </text:span><text:a xlink:type="simple" xlink:href="https://docs.python.org/2/library/csv.html#csv.reader" text:style-name="Internet_20_link" text:visited-style-name="Visited_20_Internet_20_Link"><text:span text:style-name="Source_20_Text"><text:span text:style-name="T3">reader</text:span></text:span></text:a><text:span text:style-name="T8">Instanz übergeben.</text:span></text:p>
        <text:p text:style-name="P17">Ein kurzes Anwendungsbeispiel:</text:p>
        <text:p text:style-name="P22"><text:span text:style-name="T24">&gt;&gt;&gt; </text:span><text:span text:style-name="T26">import</text:span> <text:span text:style-name="T29">csv</text:span></text:p>
        <text:p text:style-name="P22"><text:span text:style-name="T24">&gt;&gt;&gt; </text:span><text:span text:style-name="T26">with</text:span> <text:span text:style-name="T25">open</text:span>(<text:span text:style-name="T30">'names.csv'</text:span>) <text:span text:style-name="T26">as</text:span> csvfile:</text:p>
        <text:p text:style-name="P22"><text:span text:style-name="T24">... </text:span><text:s text:c="4"/>reader <text:span text:style-name="T33">=</text:span> csv<text:span text:style-name="T33">.</text:span>DictReader(csvfile)</text:p>
        <text:p text:style-name="P22"><text:span text:style-name="T24">... </text:span><text:s text:c="4"/><text:span text:style-name="T26">for</text:span> row <text:span text:style-name="T26">in</text:span> reader:</text:p>
        <text:p text:style-name="P22"><text:span text:style-name="T24">... </text:span><text:s text:c="8"/><text:span text:style-name="T25">print</text:span>(row[<text:span text:style-name="T30">'first_name'</text:span>], row[<text:span text:style-name="T30">'last_name'</text:span>])</text:p>
        <text:p text:style-name="P24">...</text:p>
        <text:p text:style-name="P22">Baked Beans</text:p>
        <text:p text:style-name="P22">Lovely Spam</text:p>
        <text:p text:style-name="P22">Wonderful Spam</text:p>
        <text:p text:style-name="P15"><text:bookmark text:name="csv.DictWriter"/><text:span text:style-name="Emphasis"><text:span text:style-name="T8">class </text:span></text:span><text:span text:style-name="Source_20_Text"><text:span text:style-name="T10">csv.</text:span></text:span><text:span text:style-name="Source_20_Text"><text:span text:style-name="T14">DictWriter</text:span></text:span><text:span text:style-name="T8">( </text:span><text:span text:style-name="Emphasis"><text:span text:style-name="T8">f</text:span></text:span><text:span text:style-name="T8"> , </text:span><text:span text:style-name="Emphasis"><text:span text:style-name="T8">fieldnames</text:span></text:span><text:span text:style-name="T8"> , </text:span><text:span text:style-name="Emphasis"><text:span text:style-name="T8">restval = ''</text:span></text:span><text:span text:style-name="T8"> , </text:span><text:span text:style-name="Emphasis"><text:span text:style-name="T8">extrasaction = 'raise'</text:span></text:span><text:span text:style-name="T8"> , </text:span><text:span text:style-name="Emphasis"><text:span text:style-name="T8">dialect = 'excel'</text:span></text:span><text:span text:style-name="T8"> , </text:span><text:span text:style-name="Emphasis"><text:span text:style-name="T8">* args</text:span></text:span><text:span text:style-name="T8"> , </text:span><text:span text:style-name="Emphasis"><text:span text:style-name="T8">** kwds </text:span></text:span><text:span text:style-name="T8">) </text:span></text:p>
        <text:p text:style-name="P16"><text:span text:style-name="T8">Erstellen Sie ein Objekt, das wie ein normaler Schreiber funktioniert, jedoch Wörterbücher auf Ausgabezeilen abbildet. Der Parameter </text:span><text:span text:style-name="Emphasis"><text:span text:style-name="T8">fieldnames</text:span></text:span><text:span text:style-name="T8"> ist eine </text:span><text:a xlink:type="simple" xlink:href="https://docs.python.org/2/library/collections.html#collections-abstract-base-classes" text:style-name="Internet_20_link" text:visited-style-name="Visited_20_Internet_20_Link"><text:span text:style-name="T6">Folge</text:span></text:a><text:span text:style-name="T8"> von Schlüsseln, die die Reihenfolge </text:span><text:span text:style-name="Emphasis"><text:span text:style-name="T8">angeben</text:span></text:span><text:span text:style-name="T8"> , in der an die </text:span><text:span text:style-name="Source_20_Text"><text:span text:style-name="T14">writerow()</text:span></text:span><text:span text:style-name="T8">Methode übergebene Werte im Wörterbuch in die Datei </text:span><text:span text:style-name="Emphasis"><text:span text:style-name="T8">f geschrieben werden</text:span></text:span><text:span text:style-name="T8"> . Der optionale Parameter </text:span><text:span text:style-name="Emphasis"><text:span text:style-name="T8">restval</text:span></text:span><text:span text:style-name="T8"> gibt den Wert an, der geschrieben werden soll, wenn im Wörterbuch ein Schlüssel in </text:span><text:span text:style-name="Emphasis"><text:span text:style-name="T8">Feldnamen fehlt</text:span></text:span><text:span text:style-name="T8"> . Wenn das an die </text:span><text:span text:style-name="Source_20_Text"><text:span text:style-name="T14">writerow()</text:span></text:span><text:span text:style-name="T8">Methode übergebene Wörterbuch einen Schlüssel enthält , der in </text:span><text:span text:style-name="Emphasis"><text:span text:style-name="T8">Feldnamen</text:span></text:span><text:span text:style-name="T8"> nicht gefunden wurde , gibt der optionale Parameter </text:span><text:span text:style-name="Emphasis"><text:span text:style-name="T8">extrasaction</text:span></text:span><text:span text:style-name="T8"> an, welche Aktion ausgeführt werden soll. Wenn es auf </text:span><text:span text:style-name="Source_20_Text"><text:span text:style-name="T11">'raise'</text:span></text:span><text:span text:style-name="T8">a gesetzt </text:span><text:a xlink:type="simple" xlink:href="https://docs.python.org/2/library/exceptions.html#exceptions.ValueError" text:style-name="Internet_20_link" text:visited-style-name="Visited_20_Internet_20_Link"><text:span text:style-name="Source_20_Text"><text:span text:style-name="T3">ValueError</text:span></text:span></text:a><text:span text:style-name="T8">ist, wird ausgelöst. Wenn es auf gesetzt ist</text:span><text:span text:style-name="Source_20_Text"><text:span text:style-name="T11">'ignore'</text:span></text:span><text:span text:style-name="T8">, Zusätzliche Werte im Wörterbuch werden ignoriert. Alle anderen optionalen oder Schlüsselwortargumente werden an die zugrunde liegende </text:span><text:a xlink:type="simple" xlink:href="https://docs.python.org/2/library/csv.html#csv.writer" text:style-name="Internet_20_link" text:visited-style-name="Visited_20_Internet_20_Link"><text:span text:style-name="Source_20_Text"><text:span text:style-name="T3">writer</text:span></text:span></text:a><text:span text:style-name="T8">Instanz übergeben.</text:span></text:p>
        <text:p text:style-name="P16"><text:span text:style-name="T8">Beachten Sie, dass der Parameter </text:span><text:span text:style-name="Emphasis"><text:span text:style-name="T8">fieldnames</text:span></text:span><text:span text:style-name="T8"> von im Gegensatz zur </text:span><text:a xlink:type="simple" xlink:href="https://docs.python.org/2/library/csv.html#csv.DictReader" text:style-name="Internet_20_link" text:visited-style-name="Visited_20_Internet_20_Link"><text:span text:style-name="Source_20_Text"><text:span text:style-name="T3">DictReader</text:span></text:span></text:a><text:span text:style-name="T8">Klasse nicht optional ist. Da Pythons Objekte nicht sortiert sind, sind nicht genügend Informationen verfügbar, um die Reihenfolge abzuleiten, in der die Zeile in die Datei </text:span><text:span text:style-name="Emphasis"><text:span text:style-name="T8">f geschrieben werden soll</text:span></text:span><text:span text:style-name="T8"> .</text:span><text:a xlink:type="simple" xlink:href="https://docs.python.org/2/library/csv.html#csv.DictWriter" text:style-name="Internet_20_link" text:visited-style-name="Visited_20_Internet_20_Link"><text:span text:style-name="Source_20_Text">DictWriter</text:span></text:a><text:a xlink:type="simple" xlink:href="https://docs.python.org/2/library/stdtypes.html#dict" text:style-name="Internet_20_link" text:visited-style-name="Visited_20_Internet_20_Link"><text:span text:style-name="Source_20_Text">dict</text:span></text:a></text:p>
        <text:p text:style-name="P17">Ein kurzes Anwendungsbeispiel:</text:p>
        <text:p text:style-name="P22"><text:span text:style-name="T26">import</text:span> <text:span text:style-name="T29">csv</text:span></text:p>
        <text:p text:style-name="P25"/>
        <text:p text:style-name="P22"><text:soft-page-break/><text:span text:style-name="T26">with</text:span> <text:span text:style-name="T25">open</text:span>(<text:span text:style-name="T30">'names.csv'</text:span>, <text:span text:style-name="T30">'w'</text:span>) <text:span text:style-name="T26">as</text:span> csvfile:</text:p>
        <text:p text:style-name="P23"><text:s text:c="4"/><text:span text:style-name="T22">fieldnames </text:span><text:span text:style-name="T34">=</text:span><text:span text:style-name="T22"> [</text:span><text:span text:style-name="T31">'first_name'</text:span><text:span text:style-name="T22">, </text:span><text:span text:style-name="T31">'last_name'</text:span><text:span text:style-name="T22">]</text:span></text:p>
        <text:p text:style-name="P23"><text:s text:c="4"/><text:span text:style-name="T22">writer </text:span><text:span text:style-name="T34">=</text:span><text:span text:style-name="T22"> csv</text:span><text:span text:style-name="T34">.</text:span><text:span text:style-name="T22">DictWriter(csvfile, fieldnames</text:span><text:span text:style-name="T34">=</text:span><text:span text:style-name="T22">fieldnames)</text:span></text:p>
        <text:p text:style-name="P25"/>
        <text:p text:style-name="P23"><text:s text:c="4"/><text:span text:style-name="T22">writer</text:span><text:span text:style-name="T34">.</text:span><text:span text:style-name="T22">writeheader()</text:span></text:p>
        <text:p text:style-name="P23"><text:s text:c="4"/><text:span text:style-name="T22">writer</text:span><text:span text:style-name="T34">.</text:span><text:span text:style-name="T22">writerow({</text:span><text:span text:style-name="T31">'first_name'</text:span><text:span text:style-name="T22">: </text:span><text:span text:style-name="T31">'Baked'</text:span><text:span text:style-name="T22">, </text:span><text:span text:style-name="T31">'last_name'</text:span><text:span text:style-name="T22">: </text:span><text:span text:style-name="T31">'Beans'</text:span><text:span text:style-name="T22">})</text:span></text:p>
        <text:p text:style-name="P23"><text:s text:c="4"/><text:span text:style-name="T22">writer</text:span><text:span text:style-name="T34">.</text:span><text:span text:style-name="T22">writerow({</text:span><text:span text:style-name="T31">'first_name'</text:span><text:span text:style-name="T22">: </text:span><text:span text:style-name="T31">'Lovely'</text:span><text:span text:style-name="T22">, </text:span><text:span text:style-name="T31">'last_name'</text:span><text:span text:style-name="T22">: </text:span><text:span text:style-name="T31">'Spam'</text:span><text:span text:style-name="T22">})</text:span></text:p>
        <text:p text:style-name="P23"><text:s text:c="4"/><text:span text:style-name="T22">writer</text:span><text:span text:style-name="T34">.</text:span><text:span text:style-name="T22">writerow({</text:span><text:span text:style-name="T31">'first_name'</text:span><text:span text:style-name="T22">: </text:span><text:span text:style-name="T31">'Wonderful'</text:span><text:span text:style-name="T22">, </text:span><text:span text:style-name="T31">'last_name'</text:span><text:span text:style-name="T22">: </text:span><text:span text:style-name="T31">'Spam'</text:span><text:span text:style-name="T22">})</text:span></text:p>
        <text:p text:style-name="P15"><text:bookmark text:name="csv.Dialect"/><text:span text:style-name="Emphasis"><text:span text:style-name="T8">Klasse </text:span></text:span><text:span text:style-name="Source_20_Text"><text:span text:style-name="T10">csv.</text:span></text:span><text:span text:style-name="Source_20_Text"><text:span text:style-name="T14">Dialect</text:span></text:span></text:p>
        <text:p text:style-name="P16"><text:span text:style-name="T8">Bei der </text:span><text:a xlink:type="simple" xlink:href="https://docs.python.org/2/library/csv.html#csv.Dialect" text:style-name="Internet_20_link" text:visited-style-name="Visited_20_Internet_20_Link"><text:span text:style-name="Source_20_Text"><text:span text:style-name="T3">Dialect</text:span></text:span></text:a><text:span text:style-name="T8">Klasse handelt es sich um eine Containerklasse, auf die sich in erster Linie die Attribute stützen, mit denen die Parameter für eine bestimmte </text:span><text:a xlink:type="simple" xlink:href="https://docs.python.org/2/library/csv.html#csv.reader" text:style-name="Internet_20_link" text:visited-style-name="Visited_20_Internet_20_Link"><text:span text:style-name="Source_20_Text"><text:span text:style-name="T3">reader</text:span></text:span></text:a><text:span text:style-name="T8">oder </text:span><text:a xlink:type="simple" xlink:href="https://docs.python.org/2/library/csv.html#csv.writer" text:style-name="Internet_20_link" text:visited-style-name="Visited_20_Internet_20_Link"><text:span text:style-name="Source_20_Text"><text:span text:style-name="T3">writer</text:span></text:span></text:a><text:span text:style-name="T8">Instanz definiert werden.</text:span></text:p>
        <text:p text:style-name="P15"><text:bookmark text:name="csv.excel"/><text:span text:style-name="Emphasis"><text:span text:style-name="T8">Klasse </text:span></text:span><text:span text:style-name="Source_20_Text"><text:span text:style-name="T10">csv.</text:span></text:span><text:span text:style-name="Source_20_Text"><text:span text:style-name="T14">excel</text:span></text:span></text:p>
        <text:p text:style-name="P16"><text:span text:style-name="T8">Die </text:span><text:a xlink:type="simple" xlink:href="https://docs.python.org/2/library/csv.html#csv.excel" text:style-name="Internet_20_link" text:visited-style-name="Visited_20_Internet_20_Link"><text:span text:style-name="Source_20_Text"><text:span text:style-name="T3">excel</text:span></text:span></text:a><text:span text:style-name="T8">Klasse definiert die üblichen Eigenschaften einer von Excel generierten CSV-Datei. Es wird mit dem Dialektnamen registriert </text:span><text:span text:style-name="Source_20_Text"><text:span text:style-name="T11">'excel'</text:span></text:span><text:span text:style-name="T8">.</text:span></text:p>
        <text:p text:style-name="P15"><text:bookmark text:name="csv.excel_tab"/><text:span text:style-name="Emphasis"><text:span text:style-name="T8">Klasse </text:span></text:span><text:span text:style-name="Source_20_Text"><text:span text:style-name="T10">csv.</text:span></text:span><text:span text:style-name="Source_20_Text"><text:span text:style-name="T14">excel_tab</text:span></text:span></text:p>
        <text:p text:style-name="P16"><text:span text:style-name="T8">Die </text:span><text:a xlink:type="simple" xlink:href="https://docs.python.org/2/library/csv.html#csv.excel_tab" text:style-name="Internet_20_link" text:visited-style-name="Visited_20_Internet_20_Link"><text:span text:style-name="Source_20_Text"><text:span text:style-name="T3">excel_tab</text:span></text:span></text:a><text:span text:style-name="T8">Klasse definiert die üblichen Eigenschaften einer Excel-generierten TAB-getrennten Datei. Es wird mit dem Dialektnamen registriert </text:span><text:span text:style-name="Source_20_Text"><text:span text:style-name="T11">'excel-tab'</text:span></text:span><text:span text:style-name="T8">.</text:span></text:p>
        <text:p text:style-name="P15"><text:bookmark text:name="csv.Sniffer"/><text:span text:style-name="Emphasis"><text:span text:style-name="T8">Klasse </text:span></text:span><text:span text:style-name="Source_20_Text"><text:span text:style-name="T10">csv.</text:span></text:span><text:span text:style-name="Source_20_Text"><text:span text:style-name="T14">Sniffer</text:span></text:span></text:p>
        <text:p text:style-name="P16"><text:span text:style-name="T8">Die </text:span><text:a xlink:type="simple" xlink:href="https://docs.python.org/2/library/csv.html#csv.Sniffer" text:style-name="Internet_20_link" text:visited-style-name="Visited_20_Internet_20_Link"><text:span text:style-name="Source_20_Text"><text:span text:style-name="T3">Sniffer</text:span></text:span></text:a><text:span text:style-name="T8">Klasse wird verwendet, um das Format einer CSV-Datei abzuleiten.</text:span></text:p>
        <text:p text:style-name="P16"><text:span text:style-name="T8">Die </text:span><text:a xlink:type="simple" xlink:href="https://docs.python.org/2/library/csv.html#csv.Sniffer" text:style-name="Internet_20_link" text:visited-style-name="Visited_20_Internet_20_Link"><text:span text:style-name="Source_20_Text"><text:span text:style-name="T3">Sniffer</text:span></text:span></text:a><text:span text:style-name="T8">Klasse bietet zwei Methoden:</text:span></text:p>
        <text:p text:style-name="P14"><text:bookmark text:name="csv.Sniffer.sniff"/><text:span text:style-name="Source_20_Text"><text:span text:style-name="T14">sniff</text:span></text:span><text:span text:style-name="T8">( </text:span><text:span text:style-name="Emphasis"><text:span text:style-name="T8">sample</text:span></text:span><text:span text:style-name="T8"> , </text:span><text:span text:style-name="Emphasis"><text:span text:style-name="T8">delimiters = None </text:span></text:span><text:span text:style-name="T8">) </text:span></text:p>
        <text:p text:style-name="P29"><text:span text:style-name="T8">Analysieren Sie die angegebene </text:span><text:span text:style-name="Emphasis"><text:span text:style-name="T8">Probe</text:span></text:span><text:span text:style-name="T8"> und geben Sie eine </text:span><text:a xlink:type="simple" xlink:href="https://docs.python.org/2/library/csv.html#csv.Dialect" text:style-name="Internet_20_link" text:visited-style-name="Visited_20_Internet_20_Link"><text:span text:style-name="Source_20_Text"><text:span text:style-name="T3">Dialect</text:span></text:span></text:a><text:span text:style-name="T8">Unterklasse mit den gefundenen Parametern zurück. Wenn der optionale </text:span><text:span text:style-name="Emphasis"><text:span text:style-name="T8">Trennzeichenparameter</text:span></text:span><text:span text:style-name="T8">angegeben wird, wird er als Zeichenfolge interpretiert, die möglicherweise gültige Trennzeichen enthält.</text:span></text:p>
        <text:p text:style-name="P14"><text:bookmark text:name="csv.Sniffer.has_header"/><text:span text:style-name="Source_20_Text"><text:span text:style-name="T14">has_header</text:span></text:span><text:span text:style-name="T8">( </text:span><text:span text:style-name="Emphasis"><text:span text:style-name="T8">Probe </text:span></text:span><text:span text:style-name="T8">) </text:span></text:p>
        <text:p text:style-name="P29"><text:span text:style-name="T8">Analysieren Sie den Beispieltext (vermutlich im CSV-Format) und geben Sie ihn zurück, </text:span><text:a xlink:type="simple" xlink:href="https://docs.python.org/2/library/constants.html#True" text:style-name="Internet_20_link" text:visited-style-name="Visited_20_Internet_20_Link"><text:span text:style-name="Source_20_Text"><text:span text:style-name="T3">True</text:span></text:span></text:a><text:span text:style-name="T8">wenn die erste Zeile aus einer Reihe von Spaltenüberschriften besteht.</text:span></text:p>
        <text:p text:style-name="P12"><text:soft-page-break/><text:span text:style-name="T8">Ein </text:span><text:a xlink:type="simple" xlink:href="https://docs.python.org/2/library/csv.html#csv.Sniffer" text:style-name="Internet_20_link" text:visited-style-name="Visited_20_Internet_20_Link"><text:span text:style-name="Source_20_Text"><text:span text:style-name="T3">Sniffer</text:span></text:span></text:a><text:span text:style-name="T8">Anwendungsbeispiel:</text:span></text:p>
        <text:p text:style-name="P31"><text:span text:style-name="T26">with</text:span> <text:span text:style-name="T25">open</text:span>(<text:span text:style-name="T30">'example.csv'</text:span>, <text:span text:style-name="T30">'rb'</text:span>) <text:span text:style-name="T26">as</text:span> csvfile:</text:p>
        <text:p text:style-name="P32"><text:s text:c="4"/><text:span text:style-name="T22">dialect </text:span><text:span text:style-name="T34">=</text:span><text:span text:style-name="T22"> csv</text:span><text:span text:style-name="T34">.</text:span><text:span text:style-name="T22">Sniffer()</text:span><text:span text:style-name="T34">.</text:span><text:span text:style-name="T22">sniff(csvfile</text:span><text:span text:style-name="T34">.</text:span><text:span text:style-name="T22">read(</text:span><text:span text:style-name="T36">1024</text:span><text:span text:style-name="T22">))</text:span></text:p>
        <text:p text:style-name="P32"><text:s text:c="4"/><text:span text:style-name="T22">csvfile</text:span><text:span text:style-name="T34">.</text:span><text:span text:style-name="T22">seek(</text:span><text:span text:style-name="T36">0</text:span><text:span text:style-name="T22">)</text:span></text:p>
        <text:p text:style-name="P32"><text:s text:c="4"/><text:span text:style-name="T22">reader </text:span><text:span text:style-name="T34">=</text:span><text:span text:style-name="T22"> csv</text:span><text:span text:style-name="T34">.</text:span><text:span text:style-name="T22">reader(csvfile, dialect)</text:span></text:p>
        <text:p text:style-name="P30"><text:s text:c="4"/><text:span text:style-name="T37"># ... process CSV file contents here ...</text:span></text:p>
        <text:p text:style-name="P2"><text:span text:style-name="T8">Das </text:span><text:a xlink:type="simple" xlink:href="https://docs.python.org/2/library/csv.html#module-csv" text:style-name="Internet_20_link" text:visited-style-name="Visited_20_Internet_20_Link"><text:span text:style-name="Source_20_Text"><text:span text:style-name="T3">csv</text:span></text:span></text:a><text:span text:style-name="T8">Modul definiert die folgenden Konstanten:</text:span></text:p>
        <text:p text:style-name="P28"><text:bookmark text:name="csv.QUOTE_ALL"/><text:span text:style-name="Source_20_Text"><text:span text:style-name="T10">csv.</text:span></text:span><text:span text:style-name="Source_20_Text"><text:span text:style-name="T14">QUOTE_ALL</text:span></text:span></text:p>
        <text:p text:style-name="P16"><text:span text:style-name="T8">Weist </text:span><text:a xlink:type="simple" xlink:href="https://docs.python.org/2/library/csv.html#csv.writer" text:style-name="Internet_20_link" text:visited-style-name="Visited_20_Internet_20_Link"><text:span text:style-name="Source_20_Text"><text:span text:style-name="T3">writer</text:span></text:span></text:a><text:span text:style-name="T8">Objekte an, alle Felder in Anführungszeichen zu setzen.</text:span></text:p>
        <text:p text:style-name="P15"><text:bookmark text:name="csv.QUOTE_MINIMAL"/><text:span text:style-name="Source_20_Text"><text:span text:style-name="T10">csv.</text:span></text:span><text:span text:style-name="Source_20_Text"><text:span text:style-name="T14">QUOTE_MINIMAL</text:span></text:span></text:p>
        <text:p text:style-name="P16"><text:span text:style-name="T8">Weist </text:span><text:a xlink:type="simple" xlink:href="https://docs.python.org/2/library/csv.html#csv.writer" text:style-name="Internet_20_link" text:visited-style-name="Visited_20_Internet_20_Link"><text:span text:style-name="Source_20_Text"><text:span text:style-name="T3">writer</text:span></text:span></text:a><text:span text:style-name="T8">Objekte an, nur solche Felder in Anführungszeichen zu setzen, die Sonderzeichen wie </text:span><text:span text:style-name="Emphasis"><text:span text:style-name="T8">Begrenzer</text:span></text:span><text:span text:style-name="T8"> , </text:span><text:span text:style-name="Emphasis"><text:span text:style-name="T8">Anführungszeichen</text:span></text:span><text:span text:style-name="T8"> oder eines der Zeichen im</text:span><text:span text:style-name="Emphasis"><text:span text:style-name="T8">Lineterminator enthalten</text:span></text:span><text:span text:style-name="T8"> .</text:span></text:p>
        <text:p text:style-name="P15"><text:bookmark text:name="csv.QUOTE_NONNUMERIC"/><text:span text:style-name="Source_20_Text"><text:span text:style-name="T10">csv.</text:span></text:span><text:span text:style-name="Source_20_Text"><text:span text:style-name="T14">QUOTE_NONNUMERIC</text:span></text:span></text:p>
        <text:p text:style-name="P16"><text:span text:style-name="T8">Weist </text:span><text:a xlink:type="simple" xlink:href="https://docs.python.org/2/library/csv.html#csv.writer" text:style-name="Internet_20_link" text:visited-style-name="Visited_20_Internet_20_Link"><text:span text:style-name="Source_20_Text"><text:span text:style-name="T3">writer</text:span></text:span></text:a><text:span text:style-name="T8">Objekte an, alle nicht numerischen Felder in Anführungszeichen zu setzen.</text:span></text:p>
        <text:p text:style-name="P16"><text:span text:style-name="T8">Weist den Leser an, alle nicht in Anführungszeichen gesetzten Felder in </text:span><text:span text:style-name="Emphasis"><text:span text:style-name="T8">float</text:span></text:span><text:span text:style-name="T8"> umzuwandeln .</text:span></text:p>
        <text:p text:style-name="P15"><text:bookmark text:name="csv.QUOTE_NONE"/><text:span text:style-name="Source_20_Text"><text:span text:style-name="T10">csv.</text:span></text:span><text:span text:style-name="Source_20_Text"><text:span text:style-name="T14">QUOTE_NONE</text:span></text:span></text:p>
        <text:p text:style-name="P16"><text:span text:style-name="T8">Weist </text:span><text:a xlink:type="simple" xlink:href="https://docs.python.org/2/library/csv.html#csv.writer" text:style-name="Internet_20_link" text:visited-style-name="Visited_20_Internet_20_Link"><text:span text:style-name="Source_20_Text"><text:span text:style-name="T3">writer</text:span></text:span></text:a><text:span text:style-name="T8">Objekte an, Felder niemals in Anführungszeichen zu setzen. Wenn das aktuelle </text:span><text:span text:style-name="Emphasis"><text:span text:style-name="T8">Trennzeichen</text:span></text:span><text:span text:style-name="T8"> in Ausgabedaten vorkommt, wird das aktuelle </text:span><text:span text:style-name="Emphasis"><text:span text:style-name="T8">Escapezeichen</text:span></text:span><text:span text:style-name="T8">vorangestellt . Wenn </text:span><text:span text:style-name="Emphasis"><text:span text:style-name="T8">escapechar</text:span></text:span><text:span text:style-name="T8"> nicht festgelegt ist, wird der Writer </text:span><text:span text:style-name="Emphasis"><text:span text:style-name="T8">ausgelöst</text:span></text:span><text:span text:style-name="T8"> , </text:span><text:a xlink:type="simple" xlink:href="https://docs.python.org/2/library/csv.html#csv.Error" text:style-name="Internet_20_link" text:visited-style-name="Visited_20_Internet_20_Link"><text:span text:style-name="Source_20_Text"><text:span text:style-name="T3">Error</text:span></text:span></text:a><text:span text:style-name="T8">wenn Zeichen gefunden werden, die ein </text:span><text:span text:style-name="Emphasis"><text:span text:style-name="T8">Escape</text:span></text:span><text:span text:style-name="T8"> erfordern.</text:span></text:p>
        <text:p text:style-name="P16"><text:span text:style-name="T8">Weist </text:span><text:a xlink:type="simple" xlink:href="https://docs.python.org/2/library/csv.html#csv.reader" text:style-name="Internet_20_link" text:visited-style-name="Visited_20_Internet_20_Link"><text:span text:style-name="Source_20_Text"><text:span text:style-name="T3">reader</text:span></text:span></text:a><text:span text:style-name="T8">an, keine spezielle Verarbeitung von Anführungszeichen durchzuführen.</text:span></text:p>
        <text:p text:style-name="P12"><text:span text:style-name="T8">Das </text:span><text:a xlink:type="simple" xlink:href="https://docs.python.org/2/library/csv.html#module-csv" text:style-name="Internet_20_link" text:visited-style-name="Visited_20_Internet_20_Link"><text:span text:style-name="Source_20_Text"><text:span text:style-name="T3">csv</text:span></text:span></text:a><text:span text:style-name="T8">Modul definiert die folgende Ausnahme:</text:span></text:p>
        <text:p text:style-name="P28"><text:bookmark text:name="csv.Error"/><text:span text:style-name="Emphasis"><text:span text:style-name="T8">Ausnahme </text:span></text:span><text:span text:style-name="Source_20_Text"><text:span text:style-name="T10">csv.</text:span></text:span><text:span text:style-name="Source_20_Text"><text:span text:style-name="T14">Error</text:span></text:span></text:p>
        <text:p text:style-name="P17">Wird von einer der Funktionen ausgelöst, wenn ein Fehler erkannt wird.</text:p>
      </text:section>
      <text:section text:style-name="Sect1" text:name="dialects-and-formatting-parameters">
        <text:h text:style-name="P7" text:outline-level="2"><text:bookmark text:name="csv-fmt-params"/>13.1.2. Dialekte und Formatierungsparameter </text:h>
        <text:p text:style-name="P2"><text:span text:style-name="T8">Um die Angabe des Formats von Eingabe- und Ausgabedatensätzen zu vereinfachen, werden bestimmte Formatierungsparameter zu Dialekten zusammengefasst. Ein Dialekt ist eine Unterklasse der </text:span><text:a xlink:type="simple" xlink:href="https://docs.python.org/2/library/csv.html#csv.Dialect" text:style-name="Internet_20_link" text:visited-style-name="Visited_20_Internet_20_Link"><text:span text:style-name="Source_20_Text"><text:span text:style-name="T3">Dialect</text:span></text:span></text:a><text:span text:style-name="T8">Klasse mit einer Reihe spezifischer Methoden und einer einzelnen </text:span><text:span text:style-name="Source_20_Text"><text:span text:style-name="T14">validate()</text:span></text:span><text:span text:style-name="T8">Methode. Beim Erstellen </text:span><text:a xlink:type="simple" xlink:href="https://docs.python.org/2/library/csv.html#csv.reader" text:style-name="Internet_20_link" text:visited-style-name="Visited_20_Internet_20_Link"><text:span text:style-name="Source_20_Text"><text:span text:style-name="T3">reader</text:span></text:span></text:a><text:span text:style-name="T8">oder </text:span><text:a xlink:type="simple" xlink:href="https://docs.python.org/2/library/csv.html#csv.writer" text:style-name="Internet_20_link" text:visited-style-name="Visited_20_Internet_20_Link"><text:span text:style-name="Source_20_Text"><text:span text:style-name="T3">writer</text:span></text:span></text:a><text:span text:style-name="T8">Objekten kann der Programmierer einen String </text:span><text:soft-page-break/><text:span text:style-name="T8">oder eine Unterklasse der angeben </text:span><text:a xlink:type="simple" xlink:href="https://docs.python.org/2/library/csv.html#csv.Dialect" text:style-name="Internet_20_link" text:visited-style-name="Visited_20_Internet_20_Link"><text:span text:style-name="Source_20_Text"><text:span text:style-name="T3">Dialect</text:span></text:span></text:a><text:span text:style-name="T8">Klasse , die als Dialekt Parameter. Zusätzlich zum oder anstelle des </text:span><text:span text:style-name="Emphasis"><text:span text:style-name="T8">Dialektparameters</text:span></text:span><text:span text:style-name="T8"> kann der Programmierer auch einzelne Formatierungsparameter angeben, die dieselben Namen wie die unten für die </text:span><text:a xlink:type="simple" xlink:href="https://docs.python.org/2/library/csv.html#csv.Dialect" text:style-name="Internet_20_link" text:visited-style-name="Visited_20_Internet_20_Link"><text:span text:style-name="Source_20_Text"><text:span text:style-name="T3">Dialect</text:span></text:span></text:a><text:span text:style-name="T8">Klasse definierten Attribute haben .</text:span></text:p>
        <text:p text:style-name="P1">Dialekte unterstützen die folgenden Attribute:</text:p>
        <text:p text:style-name="P28"><text:bookmark text:name="csv.Dialect.delimiter"/><text:span text:style-name="Source_20_Text"><text:span text:style-name="T10">Dialect.</text:span></text:span><text:span text:style-name="Source_20_Text"><text:span text:style-name="T14">delimiter</text:span></text:span></text:p>
        <text:p text:style-name="P16"><text:span text:style-name="T8">Eine Zeichenfolge mit einem Zeichen, die zum Trennen von Feldern verwendet wird. Der Standardwert ist </text:span><text:span text:style-name="Source_20_Text"><text:span text:style-name="T11">','</text:span></text:span><text:span text:style-name="T8">.</text:span></text:p>
        <text:p text:style-name="P15"><text:bookmark text:name="csv.Dialect.doublequote"/><text:span text:style-name="Source_20_Text"><text:span text:style-name="T10">Dialect.</text:span></text:span><text:span text:style-name="Source_20_Text"><text:span text:style-name="T14">doublequote</text:span></text:span></text:p>
        <text:p text:style-name="P16"><text:span text:style-name="Emphasis"><text:span text:style-name="T8">Steuert</text:span></text:span><text:span text:style-name="T8"> , wie </text:span><text:span text:style-name="Emphasis"><text:span text:style-name="T8">Vorkommen</text:span></text:span><text:span text:style-name="T8"> von </text:span><text:span text:style-name="Emphasis"><text:span text:style-name="T8">Quotechar</text:span></text:span><text:span text:style-name="T8"> in einem Feld selbst in Anführungszeichen gesetzt werden sollen. Wenn </text:span><text:a xlink:type="simple" xlink:href="https://docs.python.org/2/library/constants.html#True" text:style-name="Internet_20_link" text:visited-style-name="Visited_20_Internet_20_Link"><text:span text:style-name="Source_20_Text"><text:span text:style-name="T3">True</text:span></text:span></text:a><text:span text:style-name="T8">das Zeichen verdoppelt wird. In </text:span><text:a xlink:type="simple" xlink:href="https://docs.python.org/2/library/constants.html#False" text:style-name="Internet_20_link" text:visited-style-name="Visited_20_Internet_20_Link"><text:span text:style-name="Source_20_Text"><text:span text:style-name="T3">False</text:span></text:span></text:a><text:span text:style-name="T8">diesem </text:span><text:span text:style-name="Emphasis"><text:span text:style-name="T8">Fall</text:span></text:span><text:span text:style-name="T8">wird das </text:span><text:span text:style-name="Emphasis"><text:span text:style-name="T8">Escapezeichen</text:span></text:span><text:span text:style-name="T8"> als Präfix vor dem </text:span><text:span text:style-name="Emphasis"><text:span text:style-name="T8">Quotechar verwendet</text:span></text:span><text:span text:style-name="T8"> . Der Standardwert ist </text:span><text:a xlink:type="simple" xlink:href="https://docs.python.org/2/library/constants.html#True" text:style-name="Internet_20_link" text:visited-style-name="Visited_20_Internet_20_Link"><text:span text:style-name="Source_20_Text"><text:span text:style-name="T3">True</text:span></text:span></text:a><text:span text:style-name="T8">.</text:span></text:p>
        <text:p text:style-name="P16"><text:span text:style-name="T8">Bei der Ausgabe wird, wenn </text:span><text:span text:style-name="Emphasis"><text:span text:style-name="T8">doublequote</text:span></text:span><text:span text:style-name="T8"> ist </text:span><text:a xlink:type="simple" xlink:href="https://docs.python.org/2/library/constants.html#False" text:style-name="Internet_20_link" text:visited-style-name="Visited_20_Internet_20_Link"><text:span text:style-name="Source_20_Text"><text:span text:style-name="T3">False</text:span></text:span></text:a><text:span text:style-name="T8">und kein </text:span><text:span text:style-name="Emphasis"><text:span text:style-name="T8">Escapezeichen</text:span></text:span><text:span text:style-name="T8"> gesetzt </text:span><text:a xlink:type="simple" xlink:href="https://docs.python.org/2/library/csv.html#csv.Error" text:style-name="Internet_20_link" text:visited-style-name="Visited_20_Internet_20_Link"><text:span text:style-name="Source_20_Text"><text:span text:style-name="T3">Error</text:span></text:span></text:a><text:span text:style-name="T8">ist, ein </text:span><text:span text:style-name="Emphasis"><text:span text:style-name="T8">Anführungszeichen</text:span></text:span><text:span text:style-name="T8"> gesetzt, wenn in einem Feld ein </text:span><text:span text:style-name="Emphasis"><text:span text:style-name="T8">Anführungszeichen</text:span></text:span><text:span text:style-name="T8">gefunden wird.</text:span></text:p>
        <text:p text:style-name="P15"><text:bookmark text:name="csv.Dialect.escapechar"/><text:span text:style-name="Source_20_Text"><text:span text:style-name="T10">Dialect.</text:span></text:span><text:span text:style-name="Source_20_Text"><text:span text:style-name="T14">escapechar</text:span></text:span></text:p>
        <text:p text:style-name="P16"><text:span text:style-name="T8">Ein Ein-Zeichenkette , die durch den Autor verwendet , um die zu entkommen </text:span><text:span text:style-name="Emphasis"><text:span text:style-name="T8">Begrenzer</text:span></text:span><text:span text:style-name="T8"> wenn </text:span><text:span text:style-name="Emphasis"><text:span text:style-name="T8">zitiert</text:span></text:span><text:span text:style-name="T8"> wird auf </text:span><text:a xlink:type="simple" xlink:href="https://docs.python.org/2/library/csv.html#csv.QUOTE_NONE" text:style-name="Internet_20_link" text:visited-style-name="Visited_20_Internet_20_Link"><text:span text:style-name="Source_20_Text"><text:span text:style-name="T3">QUOTE_NONE</text:span></text:span></text:a><text:span text:style-name="T8">und die </text:span><text:span text:style-name="Emphasis"><text:span text:style-name="T8">QuoteChar</text:span></text:span><text:span text:style-name="T8"> wenn </text:span><text:span text:style-name="Emphasis"><text:span text:style-name="T8">double</text:span></text:span><text:span text:style-name="T8"> ist </text:span><text:a xlink:type="simple" xlink:href="https://docs.python.org/2/library/constants.html#False" text:style-name="Internet_20_link" text:visited-style-name="Visited_20_Internet_20_Link"><text:span text:style-name="Source_20_Text"><text:span text:style-name="T3">False</text:span></text:span></text:a><text:span text:style-name="T8">. Beim Lesen entfernt das </text:span><text:span text:style-name="Emphasis"><text:span text:style-name="T8">Escapezeichen</text:span></text:span><text:span text:style-name="T8"> eine besondere Bedeutung aus dem folgenden Zeichen. Der Standardwert ist </text:span><text:a xlink:type="simple" xlink:href="https://docs.python.org/2/library/constants.html#None" text:style-name="Internet_20_link" text:visited-style-name="Visited_20_Internet_20_Link"><text:span text:style-name="Source_20_Text"><text:span text:style-name="T3">None</text:span></text:span></text:a><text:span text:style-name="T8">, wodurch die Flucht deaktiviert wird.</text:span></text:p>
        <text:p text:style-name="P15"><text:bookmark text:name="csv.Dialect.lineterminator"/><text:span text:style-name="Source_20_Text"><text:span text:style-name="T10">Dialect.</text:span></text:span><text:span text:style-name="Source_20_Text"><text:span text:style-name="T14">lineterminator</text:span></text:span></text:p>
        <text:p text:style-name="P16"><text:span text:style-name="T8">Die Zeichenfolge, die zum Beenden von Zeilen verwendet wird, die vom </text:span><text:a xlink:type="simple" xlink:href="https://docs.python.org/2/library/csv.html#csv.writer" text:style-name="Internet_20_link" text:visited-style-name="Visited_20_Internet_20_Link"><text:span text:style-name="Source_20_Text"><text:span text:style-name="T3">writer</text:span></text:span></text:a><text:span text:style-name="T8">. Der Standardwert ist </text:span><text:span text:style-name="Source_20_Text"><text:span text:style-name="T11">'\r\n'</text:span></text:span><text:span text:style-name="T8">.</text:span></text:p>
        <text:p text:style-name="P26">Hinweis</text:p>
        <text:p text:style-name="P19"> </text:p>
        <text:p text:style-name="P21"><text:span text:style-name="T9">Das </text:span><text:a xlink:type="simple" xlink:href="https://docs.python.org/2/library/csv.html#csv.reader" text:style-name="Internet_20_link" text:visited-style-name="Visited_20_Internet_20_Link"><text:span text:style-name="Source_20_Text"><text:span text:style-name="T4">reader</text:span></text:span></text:a><text:span text:style-name="T9">ist </text:span><text:span text:style-name="Emphasis"><text:span text:style-name="T9">hartcodiert</text:span></text:span><text:span text:style-name="T9"> , um entweder </text:span><text:span text:style-name="Source_20_Text"><text:span text:style-name="T12">'\r'</text:span></text:span><text:span text:style-name="T9">oder </text:span><text:span text:style-name="Source_20_Text"><text:span text:style-name="T12">'\n'</text:span></text:span><text:span text:style-name="T9">als Zeilenende zu erkennen , und ignoriert den </text:span><text:span text:style-name="Emphasis"><text:span text:style-name="T9">Lineterminator</text:span></text:span><text:span text:style-name="T9"> . Dieses Verhalten kann sich in Zukunft ändern.</text:span></text:p>
        <text:p text:style-name="P15"><text:bookmark text:name="csv.Dialect.quotechar"/><text:span text:style-name="Source_20_Text"><text:span text:style-name="T10">Dialect.</text:span></text:span><text:span text:style-name="Source_20_Text"><text:span text:style-name="T14">quotechar</text:span></text:span></text:p>
        <text:p text:style-name="P16"><text:span text:style-name="T8">Eine Zeichenfolge mit einem Zeichen, die verwendet wird, um Felder mit Sonderzeichen wie dem </text:span><text:span text:style-name="Emphasis"><text:span text:style-name="T8">Begrenzer</text:span></text:span><text:span text:style-name="T8"> oder dem </text:span><text:span text:style-name="Emphasis"><text:span text:style-name="T8">Anführungszeichen in </text:span></text:span><text:soft-page-break/><text:span text:style-name="Emphasis"><text:span text:style-name="T8">Anführungszeichen zu setzen</text:span></text:span><text:span text:style-name="T8"> , oder die Zeichen für eine neue Zeile enthalten. Der Standardwert ist </text:span><text:span text:style-name="Source_20_Text"><text:span text:style-name="T11">'"'</text:span></text:span><text:span text:style-name="T8">.</text:span></text:p>
        <text:p text:style-name="P15"><text:bookmark text:name="csv.Dialect.quoting"/><text:span text:style-name="Source_20_Text"><text:span text:style-name="T10">Dialect.</text:span></text:span><text:span text:style-name="Source_20_Text"><text:span text:style-name="T14">quoting</text:span></text:span></text:p>
        <text:p text:style-name="P16"><text:span text:style-name="T8">Steuert, wann Angebote vom Verfasser erstellt und vom Leser erkannt werden sollen. Es kann alle </text:span><text:span text:style-name="Source_20_Text"><text:span text:style-name="T14">QUOTE_*</text:span></text:span><text:span text:style-name="T8">Konstanten annehmen (siehe Abschnitt </text:span><text:a xlink:type="simple" xlink:href="https://docs.python.org/2/library/csv.html#csv-contents" text:style-name="Internet_20_link" text:visited-style-name="Visited_20_Internet_20_Link"><text:span text:style-name="T6">Modulinhalt</text:span></text:a><text:span text:style-name="T8"> ) und ist standardmäßig auf eingestellt </text:span><text:a xlink:type="simple" xlink:href="https://docs.python.org/2/library/csv.html#csv.QUOTE_MINIMAL" text:style-name="Internet_20_link" text:visited-style-name="Visited_20_Internet_20_Link"><text:span text:style-name="Source_20_Text"><text:span text:style-name="T3">QUOTE_MINIMAL</text:span></text:span></text:a><text:span text:style-name="T8">.</text:span></text:p>
        <text:p text:style-name="P15"><text:bookmark text:name="csv.Dialect.skipinitialspace"/><text:span text:style-name="Source_20_Text"><text:span text:style-name="T10">Dialect.</text:span></text:span><text:span text:style-name="Source_20_Text"><text:span text:style-name="T14">skipinitialspace</text:span></text:span></text:p>
        <text:p text:style-name="P16"><text:span text:style-name="T8">In diesem </text:span><text:a xlink:type="simple" xlink:href="https://docs.python.org/2/library/constants.html#True" text:style-name="Internet_20_link" text:visited-style-name="Visited_20_Internet_20_Link"><text:span text:style-name="Source_20_Text"><text:span text:style-name="T3">True</text:span></text:span></text:a><text:span text:style-name="T8">Fall wird das unmittelbar auf das </text:span><text:span text:style-name="Emphasis"><text:span text:style-name="T8">Trennzeichen</text:span></text:span><text:span text:style-name="T8"> folgende Leerzeichen ignoriert. Die Standardeinstellung ist </text:span><text:a xlink:type="simple" xlink:href="https://docs.python.org/2/library/constants.html#False" text:style-name="Internet_20_link" text:visited-style-name="Visited_20_Internet_20_Link"><text:span text:style-name="Source_20_Text"><text:span text:style-name="T3">False</text:span></text:span></text:a><text:span text:style-name="T8">.</text:span></text:p>
        <text:p text:style-name="P15"><text:bookmark text:name="csv.Dialect.strict"/><text:span text:style-name="Source_20_Text"><text:span text:style-name="T10">Dialect.</text:span></text:span><text:span text:style-name="Source_20_Text"><text:span text:style-name="T14">strict</text:span></text:span></text:p>
        <text:p text:style-name="P16"><text:span text:style-name="T8">Wenn </text:span><text:span text:style-name="Source_20_Text"><text:span text:style-name="T11">True</text:span></text:span><text:span text:style-name="T8">, Ausnahmebedingung </text:span><text:a xlink:type="simple" xlink:href="https://docs.python.org/2/library/csv.html#csv.Error" text:style-name="Internet_20_link" text:visited-style-name="Visited_20_Internet_20_Link"><text:span text:style-name="Source_20_Text"><text:span text:style-name="T3">Error</text:span></text:span></text:a><text:span text:style-name="T8">bei fehlerhafter CSV-Eingabe auslösen. Die Standardeinstellung ist </text:span><text:span text:style-name="Source_20_Text"><text:span text:style-name="T11">False</text:span></text:span><text:span text:style-name="T8">.</text:span></text:p>
      </text:section>
      <text:section text:style-name="Sect1" text:name="reader-objects">
        <text:h text:style-name="P7" text:outline-level="2">13.1.3. Reader-Objekte </text:h>
        <text:p text:style-name="P2"><text:span text:style-name="T8">Reader-Objekte ( </text:span><text:a xlink:type="simple" xlink:href="https://docs.python.org/2/library/csv.html#csv.DictReader" text:style-name="Internet_20_link" text:visited-style-name="Visited_20_Internet_20_Link"><text:span text:style-name="Source_20_Text"><text:span text:style-name="T3">DictReader</text:span></text:span></text:a><text:span text:style-name="T8">von der </text:span><text:a xlink:type="simple" xlink:href="https://docs.python.org/2/library/csv.html#csv.reader" text:style-name="Internet_20_link" text:visited-style-name="Visited_20_Internet_20_Link"><text:span text:style-name="Source_20_Text"><text:span text:style-name="T3">reader()</text:span></text:span></text:a><text:span text:style-name="T8">Funktion zurückgegebene Instanzen und Objekte ) verfügen über die folgenden öffentlichen Methoden:</text:span></text:p>
        <text:p text:style-name="P28"><text:bookmark text:name="csv.csvreader.next"/><text:span text:style-name="Source_20_Text"><text:span text:style-name="T10">csvreader.</text:span></text:span><text:span text:style-name="Source_20_Text"><text:span text:style-name="T14">next</text:span></text:span><text:span text:style-name="T8">( ) </text:span></text:p>
        <text:p text:style-name="P17">Gibt die nächste Zeile des iterierbaren Objekts des Lesers als Liste zurück, die entsprechend dem aktuellen Dialekt analysiert wird.</text:p>
        <text:p text:style-name="P13">Reader-Objekte weisen die folgenden öffentlichen Attribute auf:</text:p>
        <text:p text:style-name="P28"><text:bookmark text:name="csv.csvreader.dialect"/><text:span text:style-name="Source_20_Text"><text:span text:style-name="T10">csvreader.</text:span></text:span><text:span text:style-name="Source_20_Text"><text:span text:style-name="T14">dialect</text:span></text:span></text:p>
        <text:p text:style-name="P17">Eine schreibgeschützte Beschreibung des vom Parser verwendeten Dialekts.</text:p>
        <text:p text:style-name="P15"><text:bookmark text:name="csv.csvreader.line_num"/><text:span text:style-name="Source_20_Text"><text:span text:style-name="T10">csvreader.</text:span></text:span><text:span text:style-name="Source_20_Text"><text:span text:style-name="T14">line_num</text:span></text:span></text:p>
        <text:p text:style-name="P17">Die Anzahl der Zeilen, die vom Quelliterator gelesen wurden. Dies entspricht nicht der Anzahl der zurückgegebenen Datensätze, da Datensätze mehrere Zeilen umfassen können.</text:p>
        <text:p text:style-name="P18">Neu in Version 2.5.</text:p>
        <text:p text:style-name="P13">DictReader-Objekte weisen das folgende öffentliche Attribut auf:</text:p>
        <text:p text:style-name="P28"><text:bookmark text:name="csv.csvreader.fieldnames"/><text:span text:style-name="Source_20_Text"><text:span text:style-name="T10">csvreader.</text:span></text:span><text:span text:style-name="Source_20_Text"><text:span text:style-name="T14">fieldnames</text:span></text:span></text:p>
        <text:p text:style-name="P17">Wenn dieses Attribut beim Erstellen des Objekts nicht als Parameter übergeben wird, wird es beim ersten Zugriff oder beim Lesen des ersten Datensatzes aus der Datei initialisiert.</text:p>
        <text:p text:style-name="P18"><text:soft-page-break/>Geändert in Version 2.6.</text:p>
      </text:section>
      <text:section text:style-name="Sect1" text:name="writer-objects">
        <text:h text:style-name="P7" text:outline-level="2">13.1.4. Writer-Objekte </text:h>
        <text:p text:style-name="P2"><text:span text:style-name="Source_20_Text"><text:span text:style-name="T14">Writer</text:span></text:span><text:span text:style-name="T8">Objekte ( </text:span><text:a xlink:type="simple" xlink:href="https://docs.python.org/2/library/csv.html#csv.DictWriter" text:style-name="Internet_20_link" text:visited-style-name="Visited_20_Internet_20_Link"><text:span text:style-name="Source_20_Text"><text:span text:style-name="T3">DictWriter</text:span></text:span></text:a><text:span text:style-name="T8">von der </text:span><text:a xlink:type="simple" xlink:href="https://docs.python.org/2/library/csv.html#csv.writer" text:style-name="Internet_20_link" text:visited-style-name="Visited_20_Internet_20_Link"><text:span text:style-name="Source_20_Text"><text:span text:style-name="T3">writer()</text:span></text:span></text:a><text:span text:style-name="T8">Funktion zurückgegebene Instanzen und Objekte ) verfügen über die folgenden öffentlichen Methoden. Eine </text:span><text:span text:style-name="Emphasis"><text:span text:style-name="T8">Zeile</text:span></text:span><text:span text:style-name="T8"> muss eine Folge von Zeichenfolgen oder Zahlen für </text:span><text:span text:style-name="Source_20_Text"><text:span text:style-name="T14">Writer</text:span></text:span><text:span text:style-name="T8">Objekte und ein Wörterbuch sein, das Feldnamen für Objekte Zeichenfolgen oder Zahlen zuordnet (indem diese </text:span><text:a xlink:type="simple" xlink:href="https://docs.python.org/2/library/functions.html#str" text:style-name="Internet_20_link" text:visited-style-name="Visited_20_Internet_20_Link"><text:span text:style-name="Source_20_Text"><text:span text:style-name="T3">str()</text:span></text:span></text:a><text:span text:style-name="T8"> zuerst durchlaufen werden ) </text:span><text:a xlink:type="simple" xlink:href="https://docs.python.org/2/library/csv.html#csv.DictWriter" text:style-name="Internet_20_link" text:visited-style-name="Visited_20_Internet_20_Link"><text:span text:style-name="Source_20_Text"><text:span text:style-name="T3">DictWriter</text:span></text:span></text:a><text:span text:style-name="T8">. Beachten Sie, dass komplexe Zahlen in Parens geschrieben werden. Dies kann bei anderen Programmen, die CSV-Dateien lesen, zu Problemen führen (vorausgesetzt, sie unterstützen überhaupt komplexe Zahlen).</text:span></text:p>
        <text:p text:style-name="P28"><text:bookmark text:name="csv.csvwriter.writerow"/><text:span text:style-name="Source_20_Text"><text:span text:style-name="T10">csvwriter.</text:span></text:span><text:span text:style-name="Source_20_Text"><text:span text:style-name="T14">writerow</text:span></text:span><text:span text:style-name="T8">( </text:span><text:span text:style-name="Emphasis"><text:span text:style-name="T8">Reihe </text:span></text:span><text:span text:style-name="T8">) </text:span></text:p>
        <text:p text:style-name="P16"><text:span text:style-name="T8">Schreiben der </text:span><text:span text:style-name="Emphasis"><text:span text:style-name="T8">Zeilenparameter</text:span></text:span><text:span text:style-name="T8"> an das Dateiobjekt des Schreibers, formatierten entsprechend den aktuellen Dialekt.</text:span></text:p>
        <text:p text:style-name="P15"><text:bookmark text:name="csv.csvwriter.writerows"/><text:span text:style-name="Source_20_Text"><text:span text:style-name="T10">csvwriter.</text:span></text:span><text:span text:style-name="Source_20_Text"><text:span text:style-name="T14">writerows</text:span></text:span><text:span text:style-name="T8">( </text:span><text:span text:style-name="Emphasis"><text:span text:style-name="T8">Zeilen </text:span></text:span><text:span text:style-name="T8">) </text:span></text:p>
        <text:p text:style-name="P16"><text:span text:style-name="T8">Schreiben aller Elemente in </text:span><text:span text:style-name="Emphasis"><text:span text:style-name="T8">Reihen</text:span></text:span><text:span text:style-name="T8"> (ein iterable von </text:span><text:span text:style-name="Emphasis"><text:span text:style-name="T8">Zeilenobjekte</text:span></text:span><text:span text:style-name="T8"> wie oben beschrieben) , um das Dateiobjekt des Schreibers, formatiert entsprechend dem aktuellen Dialekt.</text:span></text:p>
        <text:p text:style-name="P13">Writer-Objekte weisen das folgende öffentliche Attribut auf:</text:p>
        <text:p text:style-name="P28"><text:bookmark text:name="csv.csvwriter.dialect"/><text:span text:style-name="Source_20_Text"><text:span text:style-name="T10">csvwriter.</text:span></text:span><text:span text:style-name="Source_20_Text"><text:span text:style-name="T14">dialect</text:span></text:span></text:p>
        <text:p text:style-name="P17">Eine schreibgeschützte Beschreibung des vom Verfasser verwendeten Dialekts.</text:p>
        <text:p text:style-name="P13">DictWriter-Objekte haben die folgende öffentliche Methode:</text:p>
        <text:p text:style-name="P28"><text:bookmark text:name="csv.DictWriter.writeheader"/><text:span text:style-name="Source_20_Text"><text:span text:style-name="T10">DictWriter.</text:span></text:span><text:span text:style-name="Source_20_Text"><text:span text:style-name="T14">writeheader</text:span></text:span><text:span text:style-name="T8">( ) </text:span></text:p>
        <text:p text:style-name="P17">Schreiben Sie eine Zeile mit den Feldnamen (wie im Konstruktor angegeben).</text:p>
        <text:p text:style-name="P18">Neu in Version 2.7.</text:p>
      </text:section>
      <text:section text:style-name="Sect1" text:name="examples">
        <text:h text:style-name="P7" text:outline-level="2"><text:bookmark text:name="csv-examples"/>13.1.5. Beispiele </text:h>
        <text:p text:style-name="P1">Das einfachste Beispiel zum Lesen einer CSV-Datei:</text:p>
        <text:p text:style-name="P31"><text:span text:style-name="T26">import</text:span> <text:span text:style-name="T29">csv</text:span></text:p>
        <text:p text:style-name="P31"><text:span text:style-name="T26">with</text:span> <text:span text:style-name="T25">open</text:span>(<text:span text:style-name="T30">'some.csv'</text:span>, <text:span text:style-name="T30">'rb'</text:span>) <text:span text:style-name="T26">as</text:span> f:</text:p>
        <text:p text:style-name="P32"><text:s text:c="4"/><text:span text:style-name="T22">reader </text:span><text:span text:style-name="T34">=</text:span><text:span text:style-name="T22"> csv</text:span><text:span text:style-name="T34">.</text:span><text:span text:style-name="T22">reader(f)</text:span></text:p>
        <text:p text:style-name="P32"><text:s text:c="4"/><text:span text:style-name="T27">for</text:span><text:span text:style-name="T22"> row </text:span><text:span text:style-name="T27">in</text:span><text:span text:style-name="T22"> reader:</text:span></text:p>
        <text:p text:style-name="P30"><text:s text:c="8"/><text:span text:style-name="T28">print</text:span><text:span text:style-name="T22"> row</text:span></text:p>
        <text:p text:style-name="P1"><text:soft-page-break/>Eine Datei mit einem anderen Format lesen:</text:p>
        <text:p text:style-name="P31"><text:span text:style-name="T26">import</text:span> <text:span text:style-name="T29">csv</text:span></text:p>
        <text:p text:style-name="P31"><text:span text:style-name="T26">with</text:span> <text:span text:style-name="T25">open</text:span>(<text:span text:style-name="T30">'passwd'</text:span>, <text:span text:style-name="T30">'rb'</text:span>) <text:span text:style-name="T26">as</text:span> f:</text:p>
        <text:p text:style-name="P32"><text:s text:c="4"/><text:span text:style-name="T22">reader </text:span><text:span text:style-name="T34">=</text:span><text:span text:style-name="T22"> csv</text:span><text:span text:style-name="T34">.</text:span><text:span text:style-name="T22">reader(f, delimiter</text:span><text:span text:style-name="T34">=</text:span><text:span text:style-name="T31">':'</text:span><text:span text:style-name="T22">, quoting</text:span><text:span text:style-name="T34">=</text:span><text:span text:style-name="T22">csv</text:span><text:span text:style-name="T34">.</text:span><text:span text:style-name="T22">QUOTE_NONE)</text:span></text:p>
        <text:p text:style-name="P32"><text:s text:c="4"/><text:span text:style-name="T27">for</text:span><text:span text:style-name="T22"> row </text:span><text:span text:style-name="T27">in</text:span><text:span text:style-name="T22"> reader:</text:span></text:p>
        <text:p text:style-name="P30"><text:s text:c="8"/><text:span text:style-name="T28">print</text:span><text:span text:style-name="T22"> row</text:span></text:p>
        <text:p text:style-name="P1">Das entsprechend einfachste mögliche Schreibbeispiel ist:</text:p>
        <text:p text:style-name="P31"><text:span text:style-name="T26">import</text:span> <text:span text:style-name="T29">csv</text:span></text:p>
        <text:p text:style-name="P31"><text:span text:style-name="T26">with</text:span> <text:span text:style-name="T25">open</text:span>(<text:span text:style-name="T30">'some.csv'</text:span>, <text:span text:style-name="T30">'wb'</text:span>) <text:span text:style-name="T26">as</text:span> f:</text:p>
        <text:p text:style-name="P32"><text:s text:c="4"/><text:span text:style-name="T22">writer </text:span><text:span text:style-name="T34">=</text:span><text:span text:style-name="T22"> csv</text:span><text:span text:style-name="T34">.</text:span><text:span text:style-name="T22">writer(f)</text:span></text:p>
        <text:p text:style-name="P30"><text:s text:c="4"/><text:span text:style-name="T22">writer</text:span><text:span text:style-name="T34">.</text:span><text:span text:style-name="T22">writerows(someiterable)</text:span></text:p>
        <text:p text:style-name="P1">Registrieren eines neuen Dialekts:</text:p>
        <text:p text:style-name="P31"><text:span text:style-name="T26">import</text:span> <text:span text:style-name="T29">csv</text:span></text:p>
        <text:p text:style-name="P31">csv<text:span text:style-name="T33">.</text:span>register_dialect(<text:span text:style-name="T30">'unixpwd'</text:span>, delimiter<text:span text:style-name="T33">=</text:span><text:span text:style-name="T30">':'</text:span>, quoting<text:span text:style-name="T33">=</text:span>csv<text:span text:style-name="T33">.</text:span>QUOTE_NONE)</text:p>
        <text:p text:style-name="P31"><text:span text:style-name="T26">with</text:span> <text:span text:style-name="T25">open</text:span>(<text:span text:style-name="T30">'passwd'</text:span>, <text:span text:style-name="T30">'rb'</text:span>) <text:span text:style-name="T26">as</text:span> f:</text:p>
        <text:p text:style-name="P30"><text:s text:c="4"/><text:span text:style-name="T22">reader </text:span><text:span text:style-name="T34">=</text:span><text:span text:style-name="T22"> csv</text:span><text:span text:style-name="T34">.</text:span><text:span text:style-name="T22">reader(f, </text:span><text:span text:style-name="T31">'unixpwd'</text:span><text:span text:style-name="T22">)</text:span></text:p>
        <text:p text:style-name="P1">Etwas weiter fortgeschrittene Verwendung des Readers - Erfassen und Melden von Fehlern:</text:p>
        <text:p text:style-name="P31"><text:span text:style-name="T26">import</text:span> <text:span text:style-name="T29">csv</text:span><text:span text:style-name="T33">,</text:span> <text:span text:style-name="T29">sys</text:span></text:p>
        <text:p text:style-name="P31">filename <text:span text:style-name="T33">=</text:span> <text:span text:style-name="T30">'some.csv'</text:span></text:p>
        <text:p text:style-name="P31"><text:span text:style-name="T26">with</text:span> <text:span text:style-name="T25">open</text:span>(filename, <text:span text:style-name="T30">'rb'</text:span>) <text:span text:style-name="T26">as</text:span> f:</text:p>
        <text:p text:style-name="P32"><text:s text:c="4"/><text:span text:style-name="T22">reader </text:span><text:span text:style-name="T34">=</text:span><text:span text:style-name="T22"> csv</text:span><text:span text:style-name="T34">.</text:span><text:span text:style-name="T22">reader(f)</text:span></text:p>
        <text:p text:style-name="P32"><text:s text:c="4"/><text:span text:style-name="T27">try</text:span><text:span text:style-name="T22">:</text:span></text:p>
        <text:p text:style-name="P32"><text:s text:c="8"/><text:span text:style-name="T27">for</text:span><text:span text:style-name="T22"> row </text:span><text:span text:style-name="T27">in</text:span><text:span text:style-name="T22"> reader:</text:span></text:p>
        <text:p text:style-name="P32"><text:s text:c="12"/><text:span text:style-name="T28">print</text:span><text:span text:style-name="T22"> row</text:span></text:p>
        <text:p text:style-name="P32"><text:s text:c="4"/><text:span text:style-name="T27">except</text:span><text:span text:style-name="T22"> csv</text:span><text:span text:style-name="T34">.</text:span><text:span text:style-name="T22">Error </text:span><text:span text:style-name="T27">as</text:span><text:span text:style-name="T22"> e:</text:span></text:p>
        <text:p text:style-name="P30"><text:s text:c="8"/><text:span text:style-name="T22">sys</text:span><text:span text:style-name="T34">.</text:span><text:span text:style-name="T22">exit(</text:span><text:span text:style-name="T31">'file </text:span><text:span text:style-name="T38">%s</text:span><text:span text:style-name="T31">, line </text:span><text:span text:style-name="T38">%d</text:span><text:span text:style-name="T31">: </text:span><text:span text:style-name="T38">%s</text:span><text:span text:style-name="T31">'</text:span><text:span text:style-name="T22"> </text:span><text:span text:style-name="T34">%</text:span><text:span text:style-name="T22"> (filename, reader</text:span><text:span text:style-name="T34">.</text:span><text:span text:style-name="T22">line_num, e))</text:span></text:p>
        <text:p text:style-name="P1">Und obwohl das Modul das Parsen von Strings nicht direkt unterstützt, ist dies ganz einfach möglich:</text:p>
        <text:p text:style-name="P31"><text:span text:style-name="T26">import</text:span> <text:span text:style-name="T29">csv</text:span></text:p>
        <text:p text:style-name="P31"><text:span text:style-name="T26">for</text:span> row <text:span text:style-name="T26">in</text:span> csv<text:span text:style-name="T33">.</text:span>reader([<text:span text:style-name="T30">'one,two,three'</text:span>]):</text:p>
        <text:p text:style-name="P30"><text:s text:c="4"/><text:span text:style-name="T28">print</text:span><text:span text:style-name="T22"> row</text:span></text:p>
        <text:p text:style-name="P2"><text:span text:style-name="T8">Das </text:span><text:a xlink:type="simple" xlink:href="https://docs.python.org/2/library/csv.html#module-csv" text:style-name="Internet_20_link" text:visited-style-name="Visited_20_Internet_20_Link"><text:span text:style-name="Source_20_Text"><text:span text:style-name="T3">csv</text:span></text:span></text:a><text:span text:style-name="T8">Modul unterstützt das Lesen und Schreiben von Unicode nicht direkt, ist jedoch 8-Bit-sauber, um Probleme mit ASCII-NUL-Zeichen zu vermeiden. Sie können also Funktionen oder Klassen schreiben, die die Kodierung und Dekodierung für Sie übernehmen, solange Sie Kodierungen wie UTF-16 vermeiden, die NULs verwenden. UTF-8 wird empfohlen.</text:span></text:p>
        <text:p text:style-name="P2"><text:span text:style-name="Source_20_Text"><text:span text:style-name="T14">unicode_csv_reader()</text:span></text:span><text:span text:style-name="T8">Im Folgenden finden Sie einen </text:span><text:a xlink:type="simple" xlink:href="https://docs.python.org/2/glossary.html#term-generator" text:style-name="Internet_20_link" text:visited-style-name="Visited_20_Internet_20_Link"><text:span text:style-name="T6">Generator</text:span></text:a><text:span text:style-name="T8"> , der </text:span><text:a xlink:type="simple" xlink:href="https://docs.python.org/2/library/csv.html#csv.reader" text:style-name="Internet_20_link" text:visited-style-name="Visited_20_Internet_20_Link"><text:span text:style-name="Source_20_Text"><text:span text:style-name="T3">csv.reader</text:span></text:span></text:a><text:span text:style-name="T8"> zur Verarbeitung von Unicode-CSV-Daten umgebrochen wird (eine Liste von Unicode-Zeichenfolgen). </text:span><text:span text:style-name="Source_20_Text"><text:span text:style-name="T14">utf_8_encoder()</text:span></text:span><text:span text:style-name="T8"> ist ein </text:span><text:a xlink:type="simple" xlink:href="https://docs.python.org/2/glossary.html#term-generator" text:style-name="Internet_20_link" text:visited-style-name="Visited_20_Internet_20_Link"><text:span text:style-name="T6">Generator</text:span></text:a><text:span text:style-name="T8"> , </text:span><text:soft-page-break/><text:span text:style-name="T8">der die Unicode-Zeichenfolgen jeweils als UTF-8-Zeichenfolge (oder -Zeile) codiert. Die codierten Zeichenfolgen werden vom CSV-Reader analysiert und </text:span><text:span text:style-name="Source_20_Text"><text:span text:style-name="T14">unicode_csv_reader()</text:span></text:span><text:span text:style-name="T8">dekodieren die UTF-8-codierten Zellen zurück in Unicode:</text:span></text:p>
        <text:p text:style-name="P31"><text:span text:style-name="T26">import</text:span> <text:span text:style-name="T29">csv</text:span></text:p>
        <text:p text:style-name="P34"/>
        <text:p text:style-name="P31"><text:span text:style-name="T26">def</text:span> <text:span text:style-name="T39">unicode_csv_reader</text:span>(unicode_csv_data, dialect<text:span text:style-name="T33">=</text:span>csv<text:span text:style-name="T33">.</text:span>excel, <text:span text:style-name="T33">**</text:span>kwargs):</text:p>
        <text:p text:style-name="P32"><text:s text:c="4"/><text:span text:style-name="T37"># csv.py doesn't do Unicode; encode temporarily as UTF-8:</text:span></text:p>
        <text:p text:style-name="P32"><text:s text:c="4"/><text:span text:style-name="T22">csv_reader </text:span><text:span text:style-name="T34">=</text:span><text:span text:style-name="T22"> csv</text:span><text:span text:style-name="T34">.</text:span><text:span text:style-name="T22">reader(utf_8_encoder(unicode_csv_data),</text:span></text:p>
        <text:p text:style-name="P32"><text:s text:c="28"/><text:span text:style-name="T22">dialect</text:span><text:span text:style-name="T34">=</text:span><text:span text:style-name="T22">dialect, </text:span><text:span text:style-name="T34">**</text:span><text:span text:style-name="T22">kwargs)</text:span></text:p>
        <text:p text:style-name="P32"><text:s text:c="4"/><text:span text:style-name="T27">for</text:span><text:span text:style-name="T22"> row </text:span><text:span text:style-name="T27">in</text:span><text:span text:style-name="T22"> csv_reader:</text:span></text:p>
        <text:p text:style-name="P32"><text:s text:c="8"/><text:span text:style-name="T37"># decode UTF-8 back to Unicode, cell by cell:</text:span></text:p>
        <text:p text:style-name="P32"><text:s text:c="8"/><text:span text:style-name="T27">yield</text:span><text:span text:style-name="T22"> [unicode(cell, </text:span><text:span text:style-name="T31">'utf-8'</text:span><text:span text:style-name="T22">) </text:span><text:span text:style-name="T27">for</text:span><text:span text:style-name="T22"> cell </text:span><text:span text:style-name="T27">in</text:span><text:span text:style-name="T22"> row]</text:span></text:p>
        <text:p text:style-name="P34"/>
        <text:p text:style-name="P31"><text:span text:style-name="T26">def</text:span> <text:span text:style-name="T39">utf_8_encoder</text:span>(unicode_csv_data):</text:p>
        <text:p text:style-name="P32"><text:s text:c="4"/><text:span text:style-name="T27">for</text:span><text:span text:style-name="T22"> line </text:span><text:span text:style-name="T27">in</text:span><text:span text:style-name="T22"> unicode_csv_data:</text:span></text:p>
        <text:p text:style-name="P30"><text:s text:c="8"/><text:span text:style-name="T27">yield</text:span><text:span text:style-name="T22"> line</text:span><text:span text:style-name="T34">.</text:span><text:span text:style-name="T22">encode(</text:span><text:span text:style-name="T31">'utf-8'</text:span><text:span text:style-name="T22">)</text:span></text:p>
        <text:p text:style-name="P2"><text:span text:style-name="T8">Für alle anderen Codierungen können die folgenden </text:span><text:span text:style-name="Source_20_Text"><text:span text:style-name="T14">UnicodeReader</text:span></text:span><text:span text:style-name="T8">und </text:span><text:span text:style-name="Source_20_Text"><text:span text:style-name="T14">UnicodeWriter</text:span></text:span><text:span text:style-name="T8">Klassen verwendet werden. Sie nehmen einen zusätzlichen </text:span><text:span text:style-name="Emphasis"><text:span text:style-name="T8">Kodierungsparameter</text:span></text:span><text:span text:style-name="T8"> in ihren Konstruktor und stellen sicher, dass die Daten den als UTF-8 kodierten echten Leser oder Schreiber passieren:</text:span></text:p>
        <text:p text:style-name="P31"><text:span text:style-name="T26">import</text:span> <text:span text:style-name="T29">csv</text:span><text:span text:style-name="T33">,</text:span> <text:span text:style-name="T29">codecs</text:span><text:span text:style-name="T33">,</text:span> <text:span text:style-name="T29">cStringIO</text:span></text:p>
        <text:p text:style-name="P34"/>
        <text:p text:style-name="P31"><text:span text:style-name="T26">class</text:span> <text:span text:style-name="T29">UTF8Recoder</text:span>:</text:p>
        <text:p text:style-name="P32"><text:s text:c="4"/><text:span text:style-name="T32">"""</text:span></text:p>
        <text:p text:style-name="P33"><text:s text:c="4"/><text:span text:style-name="T23">Iterator that reads an encoded stream and reencodes the input to UTF-8</text:span></text:p>
        <text:p text:style-name="P33"><text:s text:c="4"/><text:span text:style-name="T23">"""</text:span></text:p>
        <text:p text:style-name="P32"><text:s text:c="4"/><text:span text:style-name="T27">def</text:span><text:span text:style-name="T22"> </text:span><text:span text:style-name="T40">__init__</text:span><text:span text:style-name="T22">(</text:span><text:span text:style-name="T28">self</text:span><text:span text:style-name="T22">, f, encoding):</text:span></text:p>
        <text:p text:style-name="P32"><text:s text:c="8"/><text:span text:style-name="T28">self</text:span><text:span text:style-name="T34">.</text:span><text:span text:style-name="T22">reader </text:span><text:span text:style-name="T34">=</text:span><text:span text:style-name="T22"> codecs</text:span><text:span text:style-name="T34">.</text:span><text:span text:style-name="T22">getreader(encoding)(f)</text:span></text:p>
        <text:p text:style-name="P34"/>
        <text:p text:style-name="P32"><text:s text:c="4"/><text:span text:style-name="T27">def</text:span><text:span text:style-name="T22"> </text:span><text:span text:style-name="T40">__iter__</text:span><text:span text:style-name="T22">(</text:span><text:span text:style-name="T28">self</text:span><text:span text:style-name="T22">):</text:span></text:p>
        <text:p text:style-name="P32"><text:s text:c="8"/><text:span text:style-name="T27">return</text:span><text:span text:style-name="T22"> </text:span><text:span text:style-name="T28">self</text:span></text:p>
        <text:p text:style-name="P34"/>
        <text:p text:style-name="P32"><text:s text:c="4"/><text:span text:style-name="T27">def</text:span><text:span text:style-name="T22"> </text:span><text:span text:style-name="T40">next</text:span><text:span text:style-name="T22">(</text:span><text:span text:style-name="T28">self</text:span><text:span text:style-name="T22">):</text:span></text:p>
        <text:p text:style-name="P32"><text:s text:c="8"/><text:span text:style-name="T27">return</text:span><text:span text:style-name="T22"> </text:span><text:span text:style-name="T28">self</text:span><text:span text:style-name="T34">.</text:span><text:span text:style-name="T22">reader</text:span><text:span text:style-name="T34">.</text:span><text:span text:style-name="T22">next()</text:span><text:span text:style-name="T34">.</text:span><text:span text:style-name="T22">encode(</text:span><text:span text:style-name="T31">"utf-8"</text:span><text:span text:style-name="T22">)</text:span></text:p>
        <text:p text:style-name="P34"/>
        <text:p text:style-name="P31"><text:span text:style-name="T26">class</text:span> <text:span text:style-name="T29">UnicodeReader</text:span>:</text:p>
        <text:p text:style-name="P32"><text:s text:c="4"/><text:span text:style-name="T32">"""</text:span></text:p>
        <text:p text:style-name="P33"><text:s text:c="4"/><text:span text:style-name="T23">A CSV reader which will iterate over lines in the CSV file "f",</text:span></text:p>
        <text:p text:style-name="P33"><text:s text:c="4"/><text:span text:style-name="T23">which is encoded in the given encoding.</text:span></text:p>
        <text:p text:style-name="P33"><text:s text:c="4"/><text:span text:style-name="T23">"""</text:span></text:p>
        <text:p text:style-name="P34"/>
        <text:p text:style-name="P32"><text:s text:c="4"/><text:span text:style-name="T27">def</text:span><text:span text:style-name="T22"> </text:span><text:span text:style-name="T40">__init__</text:span><text:span text:style-name="T22">(</text:span><text:span text:style-name="T28">self</text:span><text:span text:style-name="T22">, f, dialect</text:span><text:span text:style-name="T34">=</text:span><text:span text:style-name="T22">csv</text:span><text:span text:style-name="T34">.</text:span><text:span text:style-name="T22">excel, encoding</text:span><text:span text:style-name="T34">=</text:span><text:span text:style-name="T31">"utf-8"</text:span><text:span text:style-name="T22">, </text:span><text:span text:style-name="T34">**</text:span><text:span text:style-name="T22">kwds):</text:span></text:p>
        <text:p text:style-name="P32"><text:s text:c="8"/><text:span text:style-name="T22">f </text:span><text:span text:style-name="T34">=</text:span><text:span text:style-name="T22"> UTF8Recoder(f, encoding)</text:span></text:p>
        <text:p text:style-name="P32"><text:s text:c="8"/><text:span text:style-name="T28">self</text:span><text:span text:style-name="T34">.</text:span><text:span text:style-name="T22">reader </text:span><text:span text:style-name="T34">=</text:span><text:span text:style-name="T22"> csv</text:span><text:span text:style-name="T34">.</text:span><text:span text:style-name="T22">reader(f, dialect</text:span><text:span text:style-name="T34">=</text:span><text:span text:style-name="T22">dialect, </text:span><text:span text:style-name="T34">**</text:span><text:span text:style-name="T22">kwds)</text:span></text:p>
        <text:p text:style-name="P34"/>
        <text:p text:style-name="P32"><text:s text:c="4"/><text:span text:style-name="T27">def</text:span><text:span text:style-name="T22"> </text:span><text:span text:style-name="T40">next</text:span><text:span text:style-name="T22">(</text:span><text:span text:style-name="T28">self</text:span><text:span text:style-name="T22">):</text:span></text:p>
        <text:p text:style-name="P32"><text:s text:c="8"/><text:span text:style-name="T22">row </text:span><text:span text:style-name="T34">=</text:span><text:span text:style-name="T22"> </text:span><text:span text:style-name="T28">self</text:span><text:span text:style-name="T34">.</text:span><text:span text:style-name="T22">reader</text:span><text:span text:style-name="T34">.</text:span><text:span text:style-name="T22">next()</text:span></text:p>
        <text:p text:style-name="P32"><text:soft-page-break/><text:s text:c="8"/><text:span text:style-name="T27">return</text:span><text:span text:style-name="T22"> [unicode(s, </text:span><text:span text:style-name="T31">"utf-8"</text:span><text:span text:style-name="T22">) </text:span><text:span text:style-name="T27">for</text:span><text:span text:style-name="T22"> s </text:span><text:span text:style-name="T27">in</text:span><text:span text:style-name="T22"> row]</text:span></text:p>
        <text:p text:style-name="P34"/>
        <text:p text:style-name="P32"><text:s text:c="4"/><text:span text:style-name="T27">def</text:span><text:span text:style-name="T22"> </text:span><text:span text:style-name="T40">__iter__</text:span><text:span text:style-name="T22">(</text:span><text:span text:style-name="T28">self</text:span><text:span text:style-name="T22">):</text:span></text:p>
        <text:p text:style-name="P32"><text:s text:c="8"/><text:span text:style-name="T27">return</text:span><text:span text:style-name="T22"> </text:span><text:span text:style-name="T28">self</text:span></text:p>
        <text:p text:style-name="P34"/>
        <text:p text:style-name="P31"><text:span text:style-name="T26">class</text:span> <text:span text:style-name="T29">UnicodeWriter</text:span>:</text:p>
        <text:p text:style-name="P32"><text:s text:c="4"/><text:span text:style-name="T32">"""</text:span></text:p>
        <text:p text:style-name="P33"><text:s text:c="4"/><text:span text:style-name="T23">A CSV writer which will write rows to CSV file "f",</text:span></text:p>
        <text:p text:style-name="P33"><text:s text:c="4"/><text:span text:style-name="T23">which is encoded in the given encoding.</text:span></text:p>
        <text:p text:style-name="P33"><text:s text:c="4"/><text:span text:style-name="T23">"""</text:span></text:p>
        <text:p text:style-name="P34"/>
        <text:p text:style-name="P32"><text:s text:c="4"/><text:span text:style-name="T27">def</text:span><text:span text:style-name="T22"> </text:span><text:span text:style-name="T40">__init__</text:span><text:span text:style-name="T22">(</text:span><text:span text:style-name="T28">self</text:span><text:span text:style-name="T22">, f, dialect</text:span><text:span text:style-name="T34">=</text:span><text:span text:style-name="T22">csv</text:span><text:span text:style-name="T34">.</text:span><text:span text:style-name="T22">excel, encoding</text:span><text:span text:style-name="T34">=</text:span><text:span text:style-name="T31">"utf-8"</text:span><text:span text:style-name="T22">, </text:span><text:span text:style-name="T34">**</text:span><text:span text:style-name="T22">kwds):</text:span></text:p>
        <text:p text:style-name="P32"><text:s text:c="8"/><text:span text:style-name="T37"># Redirect output to a queue</text:span></text:p>
        <text:p text:style-name="P32"><text:s text:c="8"/><text:span text:style-name="T28">self</text:span><text:span text:style-name="T34">.</text:span><text:span text:style-name="T22">queue </text:span><text:span text:style-name="T34">=</text:span><text:span text:style-name="T22"> cStringIO</text:span><text:span text:style-name="T34">.</text:span><text:span text:style-name="T22">StringIO()</text:span></text:p>
        <text:p text:style-name="P32"><text:s text:c="8"/><text:span text:style-name="T28">self</text:span><text:span text:style-name="T34">.</text:span><text:span text:style-name="T22">writer </text:span><text:span text:style-name="T34">=</text:span><text:span text:style-name="T22"> csv</text:span><text:span text:style-name="T34">.</text:span><text:span text:style-name="T22">writer(</text:span><text:span text:style-name="T28">self</text:span><text:span text:style-name="T34">.</text:span><text:span text:style-name="T22">queue, dialect</text:span><text:span text:style-name="T34">=</text:span><text:span text:style-name="T22">dialect, </text:span><text:span text:style-name="T34">**</text:span><text:span text:style-name="T22">kwds)</text:span></text:p>
        <text:p text:style-name="P32"><text:s text:c="8"/><text:span text:style-name="T28">self</text:span><text:span text:style-name="T34">.</text:span><text:span text:style-name="T22">stream </text:span><text:span text:style-name="T34">=</text:span><text:span text:style-name="T22"> f</text:span></text:p>
        <text:p text:style-name="P32"><text:s text:c="8"/><text:span text:style-name="T28">self</text:span><text:span text:style-name="T34">.</text:span><text:span text:style-name="T22">encoder </text:span><text:span text:style-name="T34">=</text:span><text:span text:style-name="T22"> codecs</text:span><text:span text:style-name="T34">.</text:span><text:span text:style-name="T22">getincrementalencoder(encoding)()</text:span></text:p>
        <text:p text:style-name="P34"/>
        <text:p text:style-name="P32"><text:s text:c="4"/><text:span text:style-name="T27">def</text:span><text:span text:style-name="T22"> </text:span><text:span text:style-name="T40">writerow</text:span><text:span text:style-name="T22">(</text:span><text:span text:style-name="T28">self</text:span><text:span text:style-name="T22">, row):</text:span></text:p>
        <text:p text:style-name="P32"><text:s text:c="8"/><text:span text:style-name="T28">self</text:span><text:span text:style-name="T34">.</text:span><text:span text:style-name="T22">writer</text:span><text:span text:style-name="T34">.</text:span><text:span text:style-name="T22">writerow([s</text:span><text:span text:style-name="T34">.</text:span><text:span text:style-name="T22">encode(</text:span><text:span text:style-name="T31">"utf-8"</text:span><text:span text:style-name="T22">) </text:span><text:span text:style-name="T27">for</text:span><text:span text:style-name="T22"> s </text:span><text:span text:style-name="T27">in</text:span><text:span text:style-name="T22"> row])</text:span></text:p>
        <text:p text:style-name="P32"><text:s text:c="8"/><text:span text:style-name="T37"># Fetch UTF-8 output from the queue ...</text:span></text:p>
        <text:p text:style-name="P32"><text:s text:c="8"/><text:span text:style-name="T22">data </text:span><text:span text:style-name="T34">=</text:span><text:span text:style-name="T22"> </text:span><text:span text:style-name="T28">self</text:span><text:span text:style-name="T34">.</text:span><text:span text:style-name="T22">queue</text:span><text:span text:style-name="T34">.</text:span><text:span text:style-name="T22">getvalue()</text:span></text:p>
        <text:p text:style-name="P32"><text:s text:c="8"/><text:span text:style-name="T22">data </text:span><text:span text:style-name="T34">=</text:span><text:span text:style-name="T22"> data</text:span><text:span text:style-name="T34">.</text:span><text:span text:style-name="T22">decode(</text:span><text:span text:style-name="T31">"utf-8"</text:span><text:span text:style-name="T22">)</text:span></text:p>
        <text:p text:style-name="P32"><text:s text:c="8"/><text:span text:style-name="T37"># ... and reencode it into the target encoding</text:span></text:p>
        <text:p text:style-name="P32"><text:s text:c="8"/><text:span text:style-name="T22">data </text:span><text:span text:style-name="T34">=</text:span><text:span text:style-name="T22"> </text:span><text:span text:style-name="T28">self</text:span><text:span text:style-name="T34">.</text:span><text:span text:style-name="T22">encoder</text:span><text:span text:style-name="T34">.</text:span><text:span text:style-name="T22">encode(data)</text:span></text:p>
        <text:p text:style-name="P32"><text:s text:c="8"/><text:span text:style-name="T37"># write to the target stream</text:span></text:p>
        <text:p text:style-name="P32"><text:s text:c="8"/><text:span text:style-name="T28">self</text:span><text:span text:style-name="T34">.</text:span><text:span text:style-name="T22">stream</text:span><text:span text:style-name="T34">.</text:span><text:span text:style-name="T22">write(data)</text:span></text:p>
        <text:p text:style-name="P32"><text:s text:c="8"/><text:span text:style-name="T37"># empty queue</text:span></text:p>
        <text:p text:style-name="P32"><text:s text:c="8"/><text:span text:style-name="T28">self</text:span><text:span text:style-name="T34">.</text:span><text:span text:style-name="T22">queue</text:span><text:span text:style-name="T34">.</text:span><text:span text:style-name="T22">truncate(</text:span><text:span text:style-name="T36">0</text:span><text:span text:style-name="T22">)</text:span></text:p>
        <text:p text:style-name="P34"/>
        <text:p text:style-name="P32"><text:s text:c="4"/><text:span text:style-name="T27">def</text:span><text:span text:style-name="T22"> </text:span><text:span text:style-name="T40">writerows</text:span><text:span text:style-name="T22">(</text:span><text:span text:style-name="T28">self</text:span><text:span text:style-name="T22">, rows):</text:span></text:p>
        <text:p text:style-name="P32"><text:s text:c="8"/><text:span text:style-name="T27">for</text:span><text:span text:style-name="T22"> row </text:span><text:span text:style-name="T27">in</text:span><text:span text:style-name="T22"> rows:</text:span></text:p>
        <text:p text:style-name="P30"><text:s text:c="12"/><text:span text:style-name="T28">self</text:span><text:span text:style-name="T34">.</text:span><text:span text:style-name="T22">writerow(row)</text:span></text:p>
      </text:section>
      <text:p text:style-name="P35"><office:annotation><dc:date>2020-01-07T22:11:16.303499997</dc:date><text:p>&lt;!--StartFragment--&gt;</text:p></office:annotation>Traceback (most recent call last):</text:p>
      <text:p text:style-name="P35">File "/home/pi/PI/DHT_11/dht-11.py", line 29, in &lt;module&gt;</text:p>
      <text:p text:style-name="P35">writer.writerow([i])</text:p>
      <text:p text:style-name="P35">TypeError: a bytes-like object is required, not 'str'</text:p>
      <text:p text:style-name="P35">&gt;&gt;&gt;<office:annotation><dc:date>2020-01-07T22:11:16.312016364</dc:date><text:p>&lt;!--EndFragment--&gt;</text:p></office:annotation> </text:p>
      <text:p text:style-name="Standard"/>
      <text:p text:style-name="Standard"/>
      <text:p text:style-name="P36">Der Grund für diesen Fehler ist, dass in Python 3 Zeichenfolgen Unicode sind. Bei der Übertragung im Netzwerk müssen die Daten stattdessen Byte-Zeichenfolgen sein. Also ... ein paar Vorschläge:</text:p>
      <text:list xml:id="list49851435" text:style-name="L1">
        <text:list-item>
          <text:p text:style-name="P38"><text:span text:style-name="T16">Verwenden Sie </text:span><text:span text:style-name="Source_20_Text"><text:span text:style-name="T17">c.sendall()</text:span></text:span><text:span text:style-name="T16">statt </text:span><text:span text:style-name="Source_20_Text"><text:span text:style-name="T17">c.send()</text:span></text:span><text:span text:style-name="T16">, um mögliche Probleme zu vermeiden, bei denen Sie möglicherweise nicht die gesamte Nachricht mit einem Anruf gesendet haben (siehe </text:span><text:a xlink:type="simple" xlink:href="https://docs.python.org/3/library/socket.html#socket.socket.sendall" text:style-name="Internet_20_link" text:visited-style-name="Visited_20_Internet_20_Link"><text:span text:style-name="T18">Dokumentation</text:span></text:a><text:span text:style-name="T16"> ).</text:span></text:p>
        </text:list-item>
        <text:list-item>
          <text:p text:style-name="P38"><text:span text:style-name="T16">Fügen Sie für Literale eine </text:span><text:span text:style-name="Source_20_Text"><text:span text:style-name="T17">'b'</text:span></text:span><text:span text:style-name="T16">Zeichenfolge für Bytes hinzu:</text:span><text:span text:style-name="Source_20_Text"><text:span text:style-name="T17">c.sendall(b'Thank you for connecting')</text:span></text:span></text:p>
        </text:list-item>
        <text:list-item>
          <text:p text:style-name="P37"><text:soft-page-break/>Für Variablen müssen Sie Unicode-Zeichenfolgen in Byte-Zeichenfolgen codieren (siehe unten).</text:p>
        </text:list-item>
      </text:list>
      <text:p text:style-name="P36">Beste Lösung (sollte mit 2.x und 3.x funktionieren):</text:p>
      <text:p text:style-name="P39"><text:span text:style-name="Source_20_Text"><text:span text:style-name="T19">output =</text:span></text:span><text:span text:style-name="Source_20_Text"><text:span text:style-name="T20"> </text:span></text:span><text:span text:style-name="Source_20_Text"><text:span text:style-name="T21">'Thank you for connecting'</text:span></text:span></text:p>
      <text:p text:style-name="P39"><text:span text:style-name="Source_20_Text"><text:span text:style-name="T19">c.sendall(output.encode(</text:span></text:span><text:span text:style-name="Source_20_Text"><text:span text:style-name="T21">'utf-8'</text:span></text:span><text:span text:style-name="Source_20_Text"><text:span text:style-name="T19">))</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Trebuchet MS" svg:font-family="'Trebuchet MS', sans-serif"/>
    <style:font-face style:name="inherit" svg:font-family="inherit"/>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16:31.491188683</meta:creation-date>
    <dc:date>2020-01-07T22:18:23.504382799</dc:date>
    <meta:editing-duration>PT8M10S</meta:editing-duration>
    <meta:editing-cycles>2</meta:editing-cycles>
    <meta:generator>LibreOffice/6.1.5.2$Linux_ARM_EABI LibreOffice_project/10$Build-2</meta:generator>
    <meta:document-statistic meta:table-count="0" meta:image-count="0" meta:object-count="0" meta:page-count="14" meta:paragraph-count="266" meta:word-count="2914" meta:character-count="22980" meta:non-whitespace-character-count="19758"/>
  </office:meta>
</office:document-meta>
</file>